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7.754cm" fo:margin-left="-2.501cm" style:page-number="auto" table:align="left" style:writing-mode="lr-tb"/>
    </style:style>
    <style:style style:name="Tabela1.A" style:family="table-column">
      <style:table-column-properties style:column-width="4.501cm"/>
    </style:style>
    <style:style style:name="Tabela1.B" style:family="table-column">
      <style:table-column-properties style:column-width="0.501cm"/>
    </style:style>
    <style:style style:name="Tabela1.C" style:family="table-column">
      <style:table-column-properties style:column-width="4.001cm"/>
    </style:style>
    <style:style style:name="Tabela1.D" style:family="table-column">
      <style:table-column-properties style:column-width="2cm"/>
    </style:style>
    <style:style style:name="Tabela1.F" style:family="table-column">
      <style:table-column-properties style:column-width="4.75cm"/>
    </style:style>
    <style:style style:name="Tabela1.1" style:family="table-row">
      <style:table-row-properties fo:keep-together="always"/>
    </style:style>
    <style:style style:name="Tabela1.A1" style:family="table-cell">
      <style:table-cell-properties style:vertical-align="top" style:border-line-width-bottom="0.106cm 0.026cm 0.026cm" fo:padding-left="0.191cm" fo:padding-right="0.191cm" fo:padding-top="0cm" fo:padding-bottom="0cm" fo:border-left="none" fo:border-right="none" fo:border-top="none" fo:border-bottom="4.5pt double #000000" style:writing-mode="lr-tb"/>
    </style:style>
    <style:style style:name="Tabela1.A2" style:family="table-cell">
      <style:table-cell-properties style:vertical-align="top" style:border-line-width-top="0.106cm 0.026cm 0.026cm" fo:padding-left="0.191cm" fo:padding-right="0.191cm" fo:padding-top="0cm" fo:padding-bottom="0cm" fo:border-left="none" fo:border-right="none" fo:border-top="4.5pt double #000000" fo:border-bottom="none" style:writing-mode="lr-tb"/>
    </style:style>
    <style:style style:name="Tabela1.3" style:family="table-row">
      <style:table-row-properties style:row-height="0.642cm" fo:keep-together="always"/>
    </style:style>
    <style:style style:name="Tabela1.A3" style:family="table-cell">
      <style:table-cell-properties style:vertical-align="top" fo:padding-left="0.191cm" fo:padding-right="0.191cm" fo:padding-top="0cm" fo:padding-bottom="0cm" fo:border="none" style:writing-mode="lr-tb"/>
    </style:style>
    <style:style style:name="Tabela1.4" style:family="table-row">
      <style:table-row-properties style:row-height="0.953cm" fo:keep-together="always"/>
    </style:style>
    <style:style style:name="Tabela1.A4" style:family="table-cell">
      <style:table-cell-properties style:vertical-align="middle" fo:padding-left="0.191cm" fo:padding-right="0.191cm" fo:padding-top="0cm" fo:padding-bottom="0cm" fo:border="none" style:writing-mode="lr-tb"/>
    </style:style>
    <style:style style:name="Tabela1.C4" style:family="table-cell">
      <style:table-cell-properties style:vertical-align="middle" fo:padding-left="0.191cm" fo:padding-right="0.191cm" fo:padding-top="0cm" fo:padding-bottom="0cm" fo:border-left="none" fo:border-right="none" fo:border-top="none" fo:border-bottom="0.5pt dotted #000000" style:writing-mode="lr-tb"/>
    </style:style>
    <style:style style:name="Tabela1.A5" style:family="table-cell">
      <style:table-cell-properties style:vertical-align="middle" style:border-line-width-bottom="0.106cm 0.026cm 0.026cm" fo:padding-left="0.191cm" fo:padding-right="0.191cm" fo:padding-top="0cm" fo:padding-bottom="0cm" fo:border-left="none" fo:border-right="none" fo:border-top="none" fo:border-bottom="4.5pt double #000000" style:writing-mode="lr-tb"/>
    </style:style>
    <style:style style:name="Tabela1.6" style:family="table-row">
      <style:table-row-properties style:row-height="1.164cm" fo:keep-together="always"/>
    </style:style>
    <style:style style:name="Tabela1.A6" style:family="table-cell">
      <style:table-cell-properties style:vertical-align="middle" style:border-line-width-top="0.106cm 0.026cm 0.026cm" fo:padding-left="0.191cm" fo:padding-right="0.191cm" fo:padding-top="0cm" fo:padding-bottom="0cm" fo:border-left="none" fo:border-right="none" fo:border-top="4.5pt double #000000" fo:border-bottom="none" style:writing-mode="lr-tb"/>
    </style:style>
    <style:style style:name="Tabela1.C6" style:family="table-cell">
      <style:table-cell-properties style:vertical-align="middle" style:border-line-width-top="0.106cm 0.026cm 0.026cm" fo:padding-left="0.191cm" fo:padding-right="0.191cm" fo:padding-top="0cm" fo:padding-bottom="0cm" fo:border-left="none" fo:border-right="none" fo:border-top="4.5pt double #000000" fo:border-bottom="0.5pt dotted #000000" style:writing-mode="lr-tb"/>
    </style:style>
    <style:style style:name="Tabela1.C7" style:family="table-cell">
      <style:table-cell-properties style:vertical-align="middle" fo:padding-left="0.191cm" fo:padding-right="0.191cm" fo:padding-top="0cm" fo:padding-bottom="0cm" fo:border-left="none" fo:border-right="none" fo:border-top="0.5pt dotted #000000" fo:border-bottom="0.5pt dotted #000000" style:writing-mode="lr-tb"/>
    </style:style>
    <style:style style:name="Tabela1.8" style:family="table-row">
      <style:table-row-properties style:min-row-height="1.425cm" fo:keep-together="always"/>
    </style:style>
    <style:style style:name="Tabela1.C8" style:family="table-cell">
      <style:table-cell-properties style:vertical-align="middle" fo:padding-left="0.191cm" fo:padding-right="0.191cm" fo:padding-top="0cm" fo:padding-bottom="0cm" fo:border-left="none" fo:border-right="none" fo:border-top="0.5pt dotted #000000" fo:border-bottom="none" style:writing-mode="lr-tb"/>
    </style:style>
    <style:style style:name="Tabela1.9" style:family="table-row">
      <style:table-row-properties style:row-height="1.245cm" fo:keep-together="always"/>
    </style:style>
    <style:style style:name="Tabela1.10" style:family="table-row">
      <style:table-row-properties style:row-height="0.7cm" fo:keep-together="always"/>
    </style:style>
    <style:style style:name="Tabela1.11" style:family="table-row">
      <style:table-row-properties style:row-height="1.662cm" fo:keep-together="always"/>
    </style:style>
    <style:style style:name="Tabela1.13" style:family="table-row">
      <style:table-row-properties style:row-height="2.027cm" fo:keep-together="always"/>
    </style:style>
    <style:style style:name="Tabela1.14" style:family="table-row">
      <style:table-row-properties style:row-height="0.917cm" fo:keep-together="always"/>
    </style:style>
    <style:style style:name="Tabela1.15" style:family="table-row">
      <style:table-row-properties style:row-height="1.101cm" fo:keep-together="always"/>
    </style:style>
    <style:style style:name="Tabela1.B15"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ela1.16" style:family="table-row">
      <style:table-row-properties style:row-height="0.847cm" fo:keep-together="always"/>
    </style:style>
    <style:style style:name="Tabela1.17" style:family="table-row">
      <style:table-row-properties style:row-height="2cm" fo:keep-together="always"/>
    </style:style>
    <style:style style:name="Tabela1.A17" style:family="table-cell">
      <style:table-cell-properties style:vertical-align="top" style:border-line-width-top="0.106cm 0.026cm 0.026cm" fo:padding-left="0.191cm" fo:padding-right="0.191cm" fo:padding-top="0cm" fo:padding-bottom="0cm" fo:border-left="none" fo:border-right="none" fo:border-top="4.5pt double #000000" fo:border-bottom="0.5pt solid #000000" style:writing-mode="lr-tb"/>
    </style:style>
    <style:style style:name="Tabela1.A1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2pt" style:font-size-asian="12pt"/>
    </style:style>
    <style:style style:name="P3" style:family="paragraph" style:parent-style-name="Zwykły">
      <style:paragraph-properties fo:break-before="page"/>
      <style:text-properties officeooo:rsid="0026f4a1" officeooo:paragraph-rsid="0026f4a1"/>
    </style:style>
    <style:style style:name="P4" style:family="paragraph" style:parent-style-name="Dodatek">
      <style:paragraph-properties fo:break-before="page"/>
    </style:style>
    <style:style style:name="P5" style:family="paragraph" style:parent-style-name="Nagłówek_20_streszczenia">
      <style:paragraph-properties fo:break-before="page"/>
    </style:style>
    <style:style style:name="P6" style:family="paragraph" style:parent-style-name="Zwykły">
      <style:paragraph-properties fo:line-height="100%"/>
    </style:style>
    <style:style style:name="P7" style:family="paragraph" style:parent-style-name="Zwykły">
      <style:paragraph-properties fo:line-height="100%" fo:text-align="center" style:justify-single-word="false"/>
      <style:text-properties fo:font-size="18pt" fo:letter-spacing="0.247cm" fo:font-weight="bold" style:font-size-asian="18pt" style:font-weight-asian="bold" style:font-size-complex="18pt"/>
    </style:style>
    <style:style style:name="P8" style:family="paragraph" style:parent-style-name="Zwykły">
      <style:paragraph-properties fo:line-height="100%"/>
      <style:text-properties fo:font-variant="small-caps" fo:font-weight="bold" style:font-weight-asian="bold"/>
    </style:style>
    <style:style style:name="P9" style:family="paragraph" style:parent-style-name="Zwykły">
      <style:paragraph-properties fo:line-height="100%"/>
      <style:text-properties fo:font-variant="small-caps" fo:font-weight="bold" style:font-weight-asian="bold" style:font-size-complex="12pt"/>
    </style:style>
    <style:style style:name="P10" style:family="paragraph" style:parent-style-name="Zwykły">
      <style:paragraph-properties fo:line-height="100%" fo:text-align="center" style:justify-single-word="false"/>
      <style:text-properties fo:font-variant="small-caps" fo:font-weight="bold" style:font-weight-asian="bold" style:font-size-complex="12pt"/>
    </style:style>
    <style:style style:name="P11" style:family="paragraph" style:parent-style-name="Zwykły">
      <style:paragraph-properties fo:line-height="100%" fo:text-align="start" style:justify-single-word="false"/>
      <style:text-properties fo:font-variant="small-caps" fo:font-size="15pt" fo:font-style="italic" fo:font-weight="bold" officeooo:paragraph-rsid="001aa967" style:font-size-asian="15pt" style:font-style-asian="italic" style:font-weight-asian="bold" style:font-size-complex="15pt"/>
    </style:style>
    <style:style style:name="P12" style:family="paragraph" style:parent-style-name="Zwykły">
      <style:paragraph-properties fo:line-height="100%" fo:text-align="start" style:justify-single-word="false"/>
      <style:text-properties fo:font-variant="small-caps" fo:font-size="15pt" fo:language="en" fo:country="US" fo:font-style="italic" fo:font-weight="bold" officeooo:paragraph-rsid="001aa967" style:font-size-asian="15pt" style:font-style-asian="italic" style:font-weight-asian="bold" style:font-size-complex="15pt"/>
    </style:style>
    <style:style style:name="P13" style:family="paragraph" style:parent-style-name="Zwykły">
      <style:paragraph-properties fo:line-height="100%" style:snap-to-layout-grid="false"/>
      <style:text-properties fo:font-variant="small-caps"/>
    </style:style>
    <style:style style:name="P14" style:family="paragraph" style:parent-style-name="Zwykły">
      <style:paragraph-properties fo:line-height="100%"/>
      <style:text-properties fo:font-variant="small-caps" fo:font-size="9pt" style:font-size-asian="9pt" style:font-size-complex="9pt"/>
    </style:style>
    <style:style style:name="P15" style:family="paragraph" style:parent-style-name="Zwykły">
      <style:paragraph-properties fo:line-height="100%" fo:text-align="center" style:justify-single-word="false"/>
      <style:text-properties fo:font-variant="small-caps" fo:font-size="9pt" style:font-size-asian="9pt" style:font-size-complex="9pt"/>
    </style:style>
    <style:style style:name="P16" style:family="paragraph" style:parent-style-name="Zwykły">
      <style:paragraph-properties fo:line-height="100%" fo:text-align="center" style:justify-single-word="false" style:snap-to-layout-grid="false"/>
      <style:text-properties fo:font-variant="small-caps" fo:font-size="9pt" style:font-size-asian="9pt" style:font-size-complex="9pt"/>
    </style:style>
    <style:style style:name="P17" style:family="paragraph" style:parent-style-name="Zwykły">
      <style:paragraph-properties fo:line-height="100%" fo:text-align="center" style:justify-single-word="false"/>
      <style:text-properties fo:font-variant="small-caps" fo:font-size="13pt" fo:font-style="italic" fo:font-weight="bold" officeooo:paragraph-rsid="001aa967" style:font-size-asian="13pt" style:language-asian="pl" style:country-asian="PL" style:font-style-asian="italic" style:font-weight-asian="bold"/>
    </style:style>
    <style:style style:name="P18" style:family="paragraph" style:parent-style-name="Zwykły">
      <style:paragraph-properties fo:line-height="100%"/>
      <style:text-properties fo:font-variant="small-caps" fo:font-size="11pt" fo:font-weight="bold" style:font-size-asian="11pt" style:font-weight-asian="bold" style:font-size-complex="11pt"/>
    </style:style>
    <style:style style:name="P19" style:family="paragraph" style:parent-style-name="Zwykły">
      <style:paragraph-properties fo:line-height="100%"/>
      <style:text-properties style:font-size-complex="12pt"/>
    </style:style>
    <style:style style:name="P20" style:family="paragraph" style:parent-style-name="Zwykły">
      <style:paragraph-properties fo:text-align="start" style:justify-single-word="false"/>
    </style:style>
    <style:style style:name="P21" style:family="paragraph" style:parent-style-name="Zwykły">
      <style:text-properties officeooo:rsid="0026f4a1" officeooo:paragraph-rsid="0026f4a1"/>
    </style:style>
    <style:style style:name="P22" style:family="paragraph" style:parent-style-name="Zwykły">
      <style:text-properties officeooo:rsid="0049b478" officeooo:paragraph-rsid="0049b478"/>
    </style:style>
    <style:style style:name="P23" style:family="paragraph" style:parent-style-name="Zwykły">
      <style:text-properties officeooo:rsid="004b948b" officeooo:paragraph-rsid="004b948b"/>
    </style:style>
    <style:style style:name="P24" style:family="paragraph" style:parent-style-name="Zwykły">
      <style:text-properties officeooo:rsid="004d6b77" officeooo:paragraph-rsid="004d6b77"/>
    </style:style>
    <style:style style:name="P25" style:family="paragraph" style:parent-style-name="Zwykły">
      <style:paragraph-properties fo:margin-top="0cm" fo:margin-bottom="2.117cm" loext:contextual-spacing="false" fo:text-align="center" style:justify-single-word="false"/>
    </style:style>
    <style:style style:name="P26" style:family="paragraph" style:parent-style-name="Zwykły">
      <style:paragraph-properties fo:margin-left="8.251cm" fo:margin-right="0cm" fo:text-indent="0cm" style:auto-text-indent="false"/>
    </style:style>
    <style:style style:name="P27" style:family="paragraph" style:parent-style-name="Zwykły">
      <style:paragraph-properties fo:margin-top="2.54cm" fo:margin-bottom="0.212cm" loext:contextual-spacing="false" fo:text-align="center" style:justify-single-word="false"/>
    </style:style>
    <style:style style:name="P28" style:family="paragraph" style:parent-style-name="Zwykły">
      <style:paragraph-properties fo:margin-left="-2.251cm" fo:margin-right="0cm" fo:text-align="start" style:justify-single-word="false" fo:text-indent="0cm" style:auto-text-indent="false"/>
      <style:text-properties fo:font-weight="bold" style:font-weight-asian="bold" style:font-size-complex="12pt"/>
    </style:style>
    <style:style style:name="P29" style:family="paragraph" style:parent-style-name="Zwykły">
      <style:paragraph-properties fo:margin-left="-2.251cm" fo:margin-right="0cm" fo:text-align="center" style:justify-single-word="false" fo:text-indent="0cm" style:auto-text-indent="false"/>
      <style:text-properties fo:font-weight="bold" style:font-weight-asian="bold" style:font-size-complex="12pt"/>
    </style:style>
    <style:style style:name="P30" style:family="paragraph" style:parent-style-name="Zwykły">
      <style:paragraph-properties fo:margin-left="-2.251cm" fo:margin-right="0cm" fo:line-height="100%" fo:text-indent="0cm" style:auto-text-indent="false"/>
      <style:text-properties fo:font-size="8pt" fo:font-weight="bold" style:font-size-asian="8pt" style:font-weight-asian="bold" style:font-size-complex="14pt"/>
    </style:style>
    <style:style style:name="P31" style:family="paragraph" style:parent-style-name="Zwykły">
      <style:paragraph-properties fo:margin-left="-2.251cm" fo:margin-right="0cm" fo:text-indent="0cm" style:auto-text-indent="false"/>
      <style:text-properties style:font-size-complex="12pt"/>
    </style:style>
    <style:style style:name="P32" style:family="paragraph" style:parent-style-name="Zwykły">
      <style:paragraph-properties fo:margin-left="-2.251cm" fo:margin-right="0cm" fo:text-align="start" style:justify-single-word="false" fo:text-indent="0cm" style:auto-text-indent="false"/>
      <style:text-properties style:font-size-complex="12pt"/>
    </style:style>
    <style:style style:name="P33" style:family="paragraph" style:parent-style-name="Zwykły">
      <style:paragraph-properties fo:margin-left="-2.251cm" fo:margin-right="0cm" fo:text-indent="0cm" style:auto-text-indent="false"/>
      <style:text-properties officeooo:paragraph-rsid="001e33f2"/>
    </style:style>
    <style:style style:name="P34" style:family="paragraph" style:parent-style-name="Zwykły">
      <style:paragraph-properties fo:margin-left="-2.251cm" fo:margin-right="0cm" fo:text-indent="0.63cm" style:auto-text-indent="false"/>
      <style:text-properties style:font-size-complex="12pt"/>
    </style:style>
    <style:style style:name="P35" style:family="paragraph" style:parent-style-name="Zwykły">
      <style:paragraph-properties fo:margin-left="-2.251cm" fo:margin-right="0cm" fo:text-align="end" style:justify-single-word="false" fo:text-indent="0.63cm" style:auto-text-indent="false"/>
      <style:text-properties style:font-size-complex="12pt"/>
    </style:style>
    <style:style style:name="P36" style:family="paragraph" style:parent-style-name="Zwykły">
      <style:paragraph-properties fo:margin-left="6.35cm" fo:margin-right="0cm" fo:text-align="end" style:justify-single-word="false" fo:text-indent="2.251cm" style:auto-text-indent="false"/>
      <style:text-properties style:font-size-complex="12pt"/>
    </style:style>
    <style:style style:name="P37" style:family="paragraph" style:parent-style-name="Zwykły">
      <style:paragraph-properties fo:margin-left="0.751cm" fo:margin-right="0cm" fo:line-height="100%" fo:text-align="start" style:justify-single-word="false" fo:text-indent="-0.751cm" style:auto-text-indent="false"/>
    </style:style>
    <style:style style:name="P38"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font-style="italic" fo:font-weight="bold" officeooo:paragraph-rsid="001aa967" style:font-size-asian="13pt" style:language-asian="pl" style:country-asian="PL" style:font-style-asian="italic" style:font-weight-asian="bold"/>
    </style:style>
    <style:style style:name="P39"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font-style="italic" fo:font-weight="bold" officeooo:rsid="001aa967" officeooo:paragraph-rsid="001aa967" style:font-size-asian="13pt" style:language-asian="pl" style:country-asian="PL" style:font-style-asian="italic" style:font-weight-asian="bold"/>
    </style:style>
    <style:style style:name="P40" style:family="paragraph" style:parent-style-name="Zwykły">
      <style:paragraph-properties fo:margin-left="0.723cm" fo:margin-right="0cm" fo:line-height="100%" fo:text-indent="0cm" style:auto-text-indent="false"/>
      <style:text-properties officeooo:paragraph-rsid="001aa967"/>
    </style:style>
    <style:style style:name="P41" style:family="paragraph" style:parent-style-name="Zwykły">
      <style:paragraph-properties fo:margin-left="0.522cm" fo:margin-right="0cm" fo:line-height="100%" fo:text-align="center" style:justify-single-word="false" fo:text-indent="0cm" style:auto-text-indent="false"/>
      <style:text-properties fo:font-variant="small-caps" officeooo:paragraph-rsid="001aa967"/>
    </style:style>
    <style:style style:name="P42" style:family="paragraph" style:parent-style-name="Title">
      <style:text-properties fo:font-size="20pt" fo:font-weight="bold" officeooo:paragraph-rsid="001ac758" style:font-size-asian="20pt" style:font-weight-asian="bold" style:font-size-complex="20pt" style:font-weight-complex="bold"/>
    </style:style>
    <style:style style:name="P43" style:family="paragraph" style:parent-style-name="Autor">
      <style:text-properties officeooo:rsid="0015d365" officeooo:paragraph-rsid="0015d365"/>
    </style:style>
    <style:style style:name="P44" style:family="paragraph" style:parent-style-name="Promotor">
      <style:paragraph-properties fo:margin-left="5.502cm" fo:margin-right="0cm" fo:text-indent="0cm" style:auto-text-indent="false"/>
      <style:text-properties officeooo:paragraph-rsid="00178935"/>
    </style:style>
    <style:style style:name="P45" style:family="paragraph" style:parent-style-name="Promotor">
      <style:paragraph-properties fo:margin-left="5.502cm" fo:margin-right="0cm" fo:text-indent="0cm" style:auto-text-indent="false"/>
      <style:text-properties officeooo:rsid="00178935" officeooo:paragraph-rsid="00178935"/>
    </style:style>
    <style:style style:name="P46" style:family="paragraph" style:parent-style-name="Table_20_of_20_Figures">
      <style:paragraph-properties>
        <style:tab-stops>
          <style:tab-stop style:position="14.48cm" style:type="right" style:leader-style="dotted" style:leader-text="."/>
        </style:tab-stops>
      </style:paragraph-properties>
    </style:style>
    <style:style style:name="P47" style:family="paragraph" style:parent-style-name="Standard">
      <style:paragraph-properties fo:margin-left="0cm" fo:margin-right="0cm" fo:line-height="150%" fo:text-align="justify" style:justify-single-word="false" fo:text-indent="0.64cm" style:auto-text-indent="false"/>
      <style:text-properties fo:font-size="12pt" officeooo:paragraph-rsid="0021b53a" style:font-size-asian="12pt"/>
    </style:style>
    <style:style style:name="P48" style:family="paragraph" style:parent-style-name="Zwykły">
      <style:paragraph-properties fo:margin-left="0cm" fo:margin-right="0cm" fo:text-indent="0.64cm" style:auto-text-indent="false"/>
    </style:style>
    <style:style style:name="P49" style:family="paragraph" style:parent-style-name="Zwykły">
      <style:paragraph-properties fo:margin-left="0cm" fo:margin-right="0cm" fo:text-indent="0.64cm" style:auto-text-indent="false"/>
      <style:text-properties fo:font-style="italic" officeooo:paragraph-rsid="001f4d96" style:font-style-asian="italic"/>
    </style:style>
    <style:style style:name="P50" style:family="paragraph" style:parent-style-name="Zwykły">
      <style:paragraph-properties fo:margin-left="0cm" fo:margin-right="0cm" fo:text-indent="0.64cm" style:auto-text-indent="false"/>
      <style:text-properties officeooo:rsid="0020b5a2" officeooo:paragraph-rsid="0020b5a2"/>
    </style:style>
    <style:style style:name="P51" style:family="paragraph" style:parent-style-name="Zwykły">
      <style:paragraph-properties fo:margin-left="0cm" fo:margin-right="0cm" fo:text-indent="0.64cm" style:auto-text-indent="false"/>
      <style:text-properties officeooo:rsid="0020b5a2" officeooo:paragraph-rsid="00341aae"/>
    </style:style>
    <style:style style:name="P52" style:family="paragraph" style:parent-style-name="Zwykły">
      <style:paragraph-properties fo:margin-left="0cm" fo:margin-right="0cm" fo:text-indent="0.64cm" style:auto-text-indent="false"/>
      <style:text-properties officeooo:rsid="00373ac7" officeooo:paragraph-rsid="00387db8"/>
    </style:style>
    <style:style style:name="P53" style:family="paragraph" style:parent-style-name="Zwykły">
      <style:paragraph-properties fo:margin-left="0cm" fo:margin-right="0cm" fo:text-indent="0.64cm" style:auto-text-indent="false"/>
      <style:text-properties officeooo:rsid="00460ba5" officeooo:paragraph-rsid="00460ba5"/>
    </style:style>
    <style:style style:name="P54" style:family="paragraph" style:parent-style-name="Zwykły">
      <style:paragraph-properties fo:margin-left="0cm" fo:margin-right="0cm" fo:text-indent="0.64cm" style:auto-text-indent="false"/>
      <style:text-properties officeooo:rsid="00492e91" officeooo:paragraph-rsid="00492e91"/>
    </style:style>
    <style:style style:name="P55" style:family="paragraph" style:parent-style-name="Zwykły">
      <style:paragraph-properties fo:margin-left="0cm" fo:margin-right="0cm" fo:text-indent="0.64cm" style:auto-text-indent="false"/>
      <style:text-properties officeooo:rsid="00506b40" officeooo:paragraph-rsid="00506b40"/>
    </style:style>
    <style:style style:name="P56" style:family="paragraph" style:parent-style-name="Zwykły">
      <style:paragraph-properties fo:margin-left="0cm" fo:margin-right="0cm" fo:text-indent="0.64cm" style:auto-text-indent="false"/>
      <style:text-properties officeooo:rsid="00512355" officeooo:paragraph-rsid="00540c24"/>
    </style:style>
    <style:style style:name="P57" style:family="paragraph" style:parent-style-name="Zwykły">
      <style:paragraph-properties fo:margin-left="0cm" fo:margin-right="0cm" fo:text-indent="0.64cm" style:auto-text-indent="false"/>
      <style:text-properties officeooo:rsid="005186af" officeooo:paragraph-rsid="005186af"/>
    </style:style>
    <style:style style:name="P58" style:family="paragraph" style:parent-style-name="Zwykły">
      <style:paragraph-properties fo:margin-left="0cm" fo:margin-right="0cm" fo:text-indent="0.64cm" style:auto-text-indent="false"/>
      <style:text-properties officeooo:rsid="0051e13e" officeooo:paragraph-rsid="0051e13e"/>
    </style:style>
    <style:style style:name="P59" style:family="paragraph" style:parent-style-name="Standard">
      <style:paragraph-properties fo:margin-left="0cm" fo:margin-right="0cm" fo:line-height="150%" fo:text-align="justify" style:justify-single-word="false" fo:text-indent="0.635cm" style:auto-text-indent="false"/>
      <style:text-properties fo:font-size="12pt" officeooo:paragraph-rsid="0021b53a" style:font-size-asian="12pt"/>
    </style:style>
    <style:style style:name="P60" style:family="paragraph" style:parent-style-name="Contents_20_1">
      <style:paragraph-properties>
        <style:tab-stops>
          <style:tab-stop style:position="14.497cm" style:type="right" style:leader-style="dotted" style:leader-text="."/>
        </style:tab-stops>
      </style:paragraph-properties>
    </style:style>
    <style:style style:name="P61" style:family="paragraph" style:parent-style-name="Footnote">
      <style:text-properties officeooo:rsid="0051e13e" officeooo:paragraph-rsid="0051e13e"/>
    </style:style>
    <style:style style:name="P62" style:family="paragraph" style:parent-style-name="Standard">
      <style:paragraph-properties fo:text-align="end" style:justify-single-word="false"/>
    </style:style>
    <style:style style:name="P63" style:family="paragraph" style:parent-style-name="Standard">
      <style:paragraph-properties fo:margin-left="0cm" fo:margin-right="0cm" fo:text-indent="0.64cm" style:auto-text-indent="false"/>
      <style:text-properties officeooo:paragraph-rsid="005ce924"/>
    </style:style>
    <style:style style:name="P64" style:family="paragraph" style:parent-style-name="Standard">
      <style:paragraph-properties fo:text-align="end" style:justify-single-word="false" fo:break-before="page"/>
    </style:style>
    <style:style style:name="P65" style:family="paragraph" style:parent-style-name="Heading_20_2">
      <style:paragraph-properties fo:margin-left="0cm" fo:margin-right="0cm" fo:text-indent="0.64cm" style:auto-text-indent="false"/>
    </style:style>
    <style:style style:name="P66" style:family="paragraph" style:parent-style-name="Heading_20_2">
      <style:paragraph-properties fo:margin-left="0cm" fo:margin-right="0cm" fo:text-indent="0.64cm" style:auto-text-indent="false"/>
      <style:text-properties fo:font-style="italic" officeooo:rsid="00460ba5" officeooo:paragraph-rsid="00460ba5" style:font-style-asian="italic"/>
    </style:style>
    <style:style style:name="P67" style:family="paragraph" style:parent-style-name="Heading_20_2">
      <style:paragraph-properties fo:margin-left="0cm" fo:margin-right="0cm" fo:text-indent="0.64cm" style:auto-text-indent="false"/>
      <style:text-properties fo:font-style="italic" officeooo:rsid="00460ba5" officeooo:paragraph-rsid="0051e13e" style:font-style-asian="italic"/>
    </style:style>
    <style:style style:name="P68" style:family="paragraph" style:parent-style-name="Heading_20_2">
      <style:paragraph-properties fo:margin-left="0cm" fo:margin-right="0cm" fo:text-indent="0.64cm" style:auto-text-indent="false"/>
      <style:text-properties fo:font-style="italic" officeooo:rsid="0051e13e" officeooo:paragraph-rsid="0051e13e" style:font-style-asian="italic"/>
    </style:style>
    <style:style style:name="P69" style:family="paragraph" style:parent-style-name="Heading_20_2">
      <style:paragraph-properties fo:margin-left="0cm" fo:margin-right="0cm" fo:text-indent="0.64cm" style:auto-text-indent="false"/>
      <style:text-properties fo:font-style="italic" officeooo:rsid="003cba43" officeooo:paragraph-rsid="003cba43" style:font-style-asian="italic"/>
    </style:style>
    <style:style style:name="P70" style:family="paragraph" style:parent-style-name="Heading_20_2">
      <style:paragraph-properties fo:margin-left="0cm" fo:margin-right="0cm" fo:text-indent="0.64cm" style:auto-text-indent="false"/>
      <style:text-properties officeooo:rsid="003504ff" officeooo:paragraph-rsid="00506b40"/>
    </style:style>
    <style:style style:name="P71" style:family="paragraph" style:parent-style-name="Heading_20_2">
      <style:paragraph-properties fo:margin-left="0cm" fo:margin-right="0cm" fo:text-indent="0.64cm" style:auto-text-indent="false"/>
      <style:text-properties officeooo:rsid="00506b40" officeooo:paragraph-rsid="0051e13e"/>
    </style:style>
    <style:style style:name="P72" style:family="paragraph" style:parent-style-name="Heading_20_2">
      <style:paragraph-properties fo:margin-left="0cm" fo:margin-right="0cm" fo:text-indent="0.64cm" style:auto-text-indent="false"/>
      <style:text-properties fo:language="en" fo:country="US" officeooo:paragraph-rsid="0055c487"/>
    </style:style>
    <style:style style:name="P73" style:family="paragraph" style:parent-style-name="Heading_20_2">
      <style:paragraph-properties fo:margin-left="0cm" fo:margin-right="0cm" fo:text-indent="0.64cm" style:auto-text-indent="false"/>
      <style:text-properties fo:language="en" fo:country="US" officeooo:paragraph-rsid="0056258c"/>
    </style:style>
    <style:style style:name="P74" style:family="paragraph" style:parent-style-name="Heading_20_2" style:list-style-name="WW8Num14">
      <style:paragraph-properties fo:margin-left="0cm" fo:margin-right="0cm" fo:text-indent="0.64cm" style:auto-text-indent="false"/>
      <style:text-properties fo:font-size="12pt" officeooo:rsid="0021b53a" officeooo:paragraph-rsid="0021b53a" style:font-size-asian="12pt"/>
    </style:style>
    <style:style style:name="P75" style:family="paragraph" style:parent-style-name="Heading_20_2">
      <style:paragraph-properties fo:margin-left="0cm" fo:margin-right="0cm" fo:text-indent="0.64cm" style:auto-text-indent="false"/>
      <style:text-properties fo:font-size="12pt" fo:font-weight="bold" officeooo:paragraph-rsid="0056258c" style:font-size-asian="12pt" style:font-size-complex="12pt"/>
    </style:style>
    <style:style style:name="P76" style:family="paragraph" style:parent-style-name="Heading_20_2">
      <style:paragraph-properties fo:margin-left="0cm" fo:margin-right="0cm" fo:text-indent="0.64cm" style:auto-text-indent="false"/>
      <style:text-properties officeooo:paragraph-rsid="001f4d96"/>
    </style:style>
    <style:style style:name="P77" style:family="paragraph" style:parent-style-name="Heading_20_2" style:list-style-name="WW8Num14">
      <style:paragraph-properties fo:margin-left="0cm" fo:margin-right="0cm" fo:text-indent="0.64cm" style:auto-text-indent="false"/>
      <style:text-properties officeooo:paragraph-rsid="0021b53a"/>
    </style:style>
    <style:style style:name="P78" style:family="paragraph" style:parent-style-name="Heading_20_2">
      <style:paragraph-properties fo:margin-left="0cm" fo:margin-right="0cm" fo:text-indent="0.64cm" style:auto-text-indent="false"/>
      <style:text-properties officeooo:paragraph-rsid="00460ba5"/>
    </style:style>
    <style:style style:name="P79" style:family="paragraph" style:parent-style-name="Heading_20_1" style:master-page-name="Konwertuj_20_7">
      <style:paragraph-properties fo:margin-left="0cm" fo:margin-right="0cm" fo:text-indent="0.64cm" style:auto-text-indent="false" style:page-number="1"/>
    </style:style>
    <style:style style:name="P80" style:family="paragraph" style:parent-style-name="Heading_20_1" style:list-style-name="">
      <style:paragraph-properties fo:margin-left="0cm" fo:margin-right="0cm" fo:line-height="150%" fo:orphans="2" fo:widows="2" fo:text-indent="0.64cm" style:auto-text-indent="false"/>
      <style:text-properties officeooo:rsid="0072b1bb" officeooo:paragraph-rsid="0072b1bb"/>
    </style:style>
    <style:style style:name="P81" style:family="paragraph" style:parent-style-name="Heading_20_1">
      <style:paragraph-properties fo:margin-left="0cm" fo:margin-right="0cm" fo:text-indent="0.64cm" style:auto-text-indent="false" fo:break-before="page"/>
      <style:text-properties officeooo:rsid="001f4d96" officeooo:paragraph-rsid="001f4d96"/>
    </style:style>
    <style:style style:name="P82" style:family="paragraph" style:parent-style-name="Heading_20_1" style:master-page-name="Konwertuj_20_10">
      <style:paragraph-properties fo:margin-left="0cm" fo:margin-right="0cm" fo:text-indent="0.64cm" style:auto-text-indent="false" style:page-number="auto"/>
      <style:text-properties officeooo:paragraph-rsid="0021b53a"/>
    </style:style>
    <style:style style:name="P83" style:family="paragraph" style:parent-style-name="Heading_20_1" style:list-style-name="WW8Num14" style:master-page-name="Konwertuj_20_8">
      <style:paragraph-properties fo:margin-left="0cm" fo:margin-right="0cm" fo:text-indent="0.64cm" style:auto-text-indent="false" style:page-number="auto"/>
      <style:text-properties officeooo:paragraph-rsid="00212417"/>
    </style:style>
    <style:style style:name="P84" style:family="paragraph" style:parent-style-name="Zwykły" style:list-style-name="L1">
      <style:text-properties officeooo:paragraph-rsid="00387db8"/>
    </style:style>
    <style:style style:name="P85" style:family="paragraph" style:parent-style-name="Zwykły" style:list-style-name="L1">
      <style:text-properties officeooo:rsid="00387db8" officeooo:paragraph-rsid="00387db8"/>
    </style:style>
    <style:style style:name="P86" style:family="paragraph" style:parent-style-name="Zwykły" style:list-style-name="L2">
      <style:text-properties officeooo:rsid="0043e606" officeooo:paragraph-rsid="0043e606"/>
    </style:style>
    <style:style style:name="P87" style:family="paragraph" style:parent-style-name="Zwykły" style:list-style-name="L2">
      <style:text-properties officeooo:rsid="00373ac7" officeooo:paragraph-rsid="0043e606"/>
    </style:style>
    <style:style style:name="P88" style:family="paragraph" style:parent-style-name="Zwykły" style:list-style-name="L2">
      <style:text-properties officeooo:rsid="0039b25a" officeooo:paragraph-rsid="0039b25a"/>
    </style:style>
    <style:style style:name="P89" style:family="paragraph" style:parent-style-name="Zwykły" style:list-style-name="L2">
      <style:text-properties officeooo:rsid="003b1f57" officeooo:paragraph-rsid="003b1f57"/>
    </style:style>
    <style:style style:name="P90" style:family="paragraph" style:parent-style-name="Zwykły" style:list-style-name="L2">
      <style:text-properties officeooo:rsid="003c615a" officeooo:paragraph-rsid="003c615a"/>
    </style:style>
    <style:style style:name="P91" style:family="paragraph" style:parent-style-name="Zwykły" style:list-style-name="L3">
      <style:text-properties officeooo:paragraph-rsid="00699518"/>
    </style:style>
    <style:style style:name="P92" style:family="paragraph" style:parent-style-name="Zwykły" style:list-style-name="L3">
      <style:text-properties fo:font-style="italic" officeooo:rsid="00699518" officeooo:paragraph-rsid="00699518" style:font-style-asian="italic"/>
    </style:style>
    <style:style style:name="P93" style:family="paragraph" style:parent-style-name="Zwykły" style:list-style-name="L4">
      <style:text-properties officeooo:rsid="004ca8c4" officeooo:paragraph-rsid="0049b478"/>
    </style:style>
    <style:style style:name="P94" style:family="paragraph" style:parent-style-name="Zwykły" style:list-style-name="L4">
      <style:text-properties officeooo:rsid="004ca8c4" officeooo:paragraph-rsid="004ca8c4"/>
    </style:style>
    <style:style style:name="P95" style:family="paragraph" style:parent-style-name="Zwykły" style:list-style-name="L6">
      <style:text-properties officeooo:rsid="004ca8c4" officeooo:paragraph-rsid="004ca8c4"/>
    </style:style>
    <style:style style:name="P96" style:family="paragraph" style:parent-style-name="Zwykły" style:list-style-name="L5">
      <style:text-properties officeooo:rsid="0049b478" officeooo:paragraph-rsid="0049b478"/>
    </style:style>
    <style:style style:name="P97" style:family="paragraph" style:parent-style-name="Zwykły" style:list-style-name="L5">
      <style:text-properties officeooo:rsid="004b948b" officeooo:paragraph-rsid="004b948b"/>
    </style:style>
    <style:style style:name="P98" style:family="paragraph" style:parent-style-name="Zwykły" style:list-style-name="L6">
      <style:text-properties officeooo:rsid="004b948b" officeooo:paragraph-rsid="004b948b"/>
    </style:style>
    <style:style style:name="P99" style:family="paragraph" style:parent-style-name="Zwykły" style:list-style-name="L6">
      <style:text-properties officeooo:rsid="004c39c6" officeooo:paragraph-rsid="004c39c6"/>
    </style:style>
    <style:style style:name="P100" style:family="paragraph" style:parent-style-name="Zwykły" style:list-style-name="L6">
      <style:text-properties officeooo:rsid="004cb174" officeooo:paragraph-rsid="004cb174"/>
    </style:style>
    <style:style style:name="P101" style:family="paragraph" style:parent-style-name="Zwykły" style:list-style-name="L7">
      <style:text-properties officeooo:rsid="004d6b77" officeooo:paragraph-rsid="004d6b77"/>
    </style:style>
    <style:style style:name="P102" style:family="paragraph" style:parent-style-name="Zwykły" style:list-style-name="L9">
      <style:text-properties officeooo:rsid="00460ba5" officeooo:paragraph-rsid="00460ba5"/>
    </style:style>
    <style:style style:name="P103" style:family="paragraph" style:parent-style-name="Zwykły" style:list-style-name="L10">
      <style:text-properties officeooo:rsid="0026f4a1" officeooo:paragraph-rsid="0026f4a1"/>
    </style:style>
    <style:style style:name="P104" style:family="paragraph" style:parent-style-name="Zwykły" style:list-style-name="L1">
      <style:text-properties officeooo:rsid="005d6ef5" officeooo:paragraph-rsid="005d6ef5"/>
    </style:style>
    <style:style style:name="P105" style:family="paragraph" style:parent-style-name="Zwykły">
      <style:paragraph-properties fo:margin-left="0cm" fo:margin-right="0cm" fo:text-indent="0.64cm" style:auto-text-indent="false"/>
      <style:text-properties fo:language="en" fo:country="US" officeooo:paragraph-rsid="0055c487"/>
    </style:style>
    <style:style style:name="P106" style:family="paragraph" style:parent-style-name="Zwykły">
      <style:paragraph-properties fo:margin-left="0cm" fo:margin-right="0cm" fo:text-indent="0.64cm" style:auto-text-indent="false"/>
      <style:text-properties officeooo:paragraph-rsid="005ce924"/>
    </style:style>
    <style:style style:name="P107" style:family="paragraph" style:parent-style-name="Zwykły">
      <style:paragraph-properties fo:margin-left="0cm" fo:margin-right="0cm" fo:text-indent="0.64cm" style:auto-text-indent="false"/>
      <style:text-properties fo:font-style="italic" officeooo:rsid="0047086b" officeooo:paragraph-rsid="00699518" style:font-style-asian="italic"/>
    </style:style>
    <style:style style:name="P108" style:family="paragraph" style:parent-style-name="Zwykły">
      <style:paragraph-properties fo:margin-left="0cm" fo:margin-right="0cm" fo:text-indent="1cm" style:auto-text-indent="false"/>
      <style:text-properties officeooo:paragraph-rsid="002d86c6"/>
    </style:style>
    <style:style style:name="P109" style:family="paragraph" style:parent-style-name="Zwykły">
      <style:paragraph-properties fo:margin-left="0cm" fo:margin-right="0cm" fo:text-indent="1cm" style:auto-text-indent="false"/>
      <style:text-properties officeooo:rsid="0024fd97" officeooo:paragraph-rsid="0024fd97"/>
    </style:style>
    <style:style style:name="P110" style:family="paragraph" style:parent-style-name="Zwykły">
      <style:paragraph-properties fo:margin-left="0cm" fo:margin-right="0cm" fo:text-indent="1cm" style:auto-text-indent="false"/>
      <style:text-properties officeooo:rsid="004d6b77" officeooo:paragraph-rsid="004d6b77"/>
    </style:style>
    <style:style style:name="P111" style:family="paragraph" style:parent-style-name="Zwykły">
      <style:paragraph-properties fo:margin-left="0cm" fo:margin-right="0cm" fo:margin-top="0.423cm" fo:margin-bottom="0.212cm" loext:contextual-spacing="false" fo:text-indent="1cm" style:auto-text-indent="false"/>
      <style:text-properties officeooo:paragraph-rsid="0057b3be"/>
    </style:style>
    <style:style style:name="P112" style:family="paragraph" style:parent-style-name="Footnote">
      <style:text-properties officeooo:rsid="005ce924" officeooo:paragraph-rsid="005ce924"/>
    </style:style>
    <style:style style:name="P113" style:family="paragraph" style:parent-style-name="Footnote">
      <style:text-properties officeooo:rsid="005d6ef5" officeooo:paragraph-rsid="005d6ef5"/>
    </style:style>
    <style:style style:name="P114" style:family="paragraph" style:parent-style-name="Footnote">
      <style:text-properties officeooo:rsid="005dfb8b" officeooo:paragraph-rsid="005dfb8b"/>
    </style:style>
    <style:style style:name="P115" style:family="paragraph" style:parent-style-name="Footnote">
      <style:text-properties officeooo:rsid="005ee664" officeooo:paragraph-rsid="005ee664"/>
    </style:style>
    <style:style style:name="P116" style:family="paragraph" style:parent-style-name="Footnote">
      <style:text-properties officeooo:rsid="00663ddd" officeooo:paragraph-rsid="00663ddd"/>
    </style:style>
    <style:style style:name="P117" style:family="paragraph" style:parent-style-name="Footnote">
      <style:text-properties officeooo:rsid="0066d953" officeooo:paragraph-rsid="0066d953"/>
    </style:style>
    <style:style style:name="P118" style:family="paragraph" style:parent-style-name="Contents_20_Heading" style:master-page-name="Konwertuj_20_4">
      <style:paragraph-properties style:page-number="auto"/>
    </style:style>
    <style:style style:name="P119" style:family="paragraph" style:parent-style-name="Nazwa_20_Uczelnii" style:master-page-name="Konwertuj_20_1">
      <style:paragraph-properties style:page-number="auto"/>
    </style:style>
    <style:style style:name="P120" style:family="paragraph" style:parent-style-name="Nazwa_20_Uczelnii" style:master-page-name="Konwertuj_20_2">
      <style:paragraph-properties style:page-number="auto"/>
    </style:style>
    <style:style style:name="P121" style:family="paragraph" style:parent-style-name="Nagłówek_20_literatury" style:master-page-name="Konwertuj_20_11">
      <style:paragraph-properties style:page-number="auto"/>
    </style:style>
    <style:style style:name="P122" style:family="paragraph" style:parent-style-name="Dodatek" style:master-page-name="Konwertuj_20_12">
      <style:paragraph-properties style:page-number="auto"/>
    </style:style>
    <style:style style:name="P123" style:family="paragraph" style:parent-style-name="Nagłówek_20_spisu" style:master-page-name="Konwertuj_20_5">
      <style:paragraph-properties style:page-number="auto"/>
    </style:style>
    <style:style style:name="P124" style:family="paragraph" style:parent-style-name="Nagłówek_20_spisu" style:master-page-name="Konwertuj_20_6">
      <style:paragraph-properties style:page-number="auto"/>
    </style:style>
    <style:style style:name="P125" style:family="paragraph" style:parent-style-name="Dedykacja" style:master-page-name="Konwertuj_20_3">
      <style:paragraph-properties style:page-number="auto"/>
      <style:text-properties fo:color="#000000" officeooo:rsid="001c7aa4" officeooo:paragraph-rsid="001c7aa4"/>
    </style:style>
    <style:style style:name="P126" style:family="paragraph" style:parent-style-name="Dedykacja">
      <style:paragraph-properties fo:margin-left="-2.251cm" fo:margin-right="0cm" fo:line-height="100%" fo:text-indent="0cm" style:auto-text-indent="false"/>
      <style:text-properties officeooo:paragraph-rsid="00619ee7"/>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variant="small-caps" fo:font-weight="bold" style:font-weight-asian="bold" style:font-size-complex="12pt"/>
    </style:style>
    <style:style style:name="T4" style:family="text">
      <style:text-properties fo:font-variant="small-caps" fo:font-style="italic" style:font-style-asian="italic"/>
    </style:style>
    <style:style style:name="T5" style:family="text">
      <style:text-properties fo:font-variant="small-caps" fo:font-size="10pt" fo:font-weight="bold" style:font-size-asian="10pt" style:font-weight-asian="bold"/>
    </style:style>
    <style:style style:name="T6" style:family="text">
      <style:text-properties fo:font-variant="small-cap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officeooo:rsid="0047086b" style:font-style-asian="italic"/>
    </style:style>
    <style:style style:name="T10" style:family="text">
      <style:text-properties fo:font-style="italic" officeooo:rsid="0048818b" style:font-style-asian="italic"/>
    </style:style>
    <style:style style:name="T11" style:family="text">
      <style:text-properties fo:font-style="italic" officeooo:rsid="0051e13e" style:font-style-asian="italic"/>
    </style:style>
    <style:style style:name="T12" style:family="text">
      <style:text-properties fo:font-style="italic" officeooo:rsid="00532191" style:font-style-asian="italic"/>
    </style:style>
    <style:style style:name="T13" style:family="text">
      <style:text-properties fo:font-style="italic" officeooo:rsid="00332648" style:font-style-asian="italic"/>
    </style:style>
    <style:style style:name="T14" style:family="text">
      <style:text-properties fo:font-style="italic" officeooo:rsid="0066b311" style:font-style-asian="italic"/>
    </style:style>
    <style:style style:name="T15" style:family="text">
      <style:text-properties fo:font-style="italic" officeooo:rsid="00682777" style:font-style-asian="italic"/>
    </style:style>
    <style:style style:name="T16" style:family="text">
      <style:text-properties fo:font-style="italic" officeooo:rsid="00699518" style:font-style-asian="italic"/>
    </style:style>
    <style:style style:name="T17" style:family="text">
      <style:text-properties fo:font-style="italic" officeooo:rsid="006aa88b" style:font-style-asian="italic"/>
    </style:style>
    <style:style style:name="T18" style:family="text">
      <style:text-properties style:font-size-complex="12pt"/>
    </style:style>
    <style:style style:name="T19" style:family="text">
      <style:text-properties fo:language="pl" fo:country="PL"/>
    </style:style>
    <style:style style:name="T20" style:family="text">
      <style:text-properties fo:language="pl" fo:country="PL" style:language-asian="pl" style:country-asian="PL"/>
    </style:style>
    <style:style style:name="T21" style:family="text">
      <style:text-properties fo:language="pl" fo:country="PL" fo:font-style="italic" style:language-asian="pl" style:country-asian="PL" style:font-style-asian="italic"/>
    </style:style>
    <style:style style:name="T22" style:family="text">
      <style:text-properties fo:language="pl" fo:country="PL" officeooo:rsid="002d86c6"/>
    </style:style>
    <style:style style:name="T23" style:family="text">
      <style:text-properties fo:language="pl" fo:country="PL" officeooo:rsid="002f79c2"/>
    </style:style>
    <style:style style:name="T24" style:family="text">
      <style:text-properties fo:language="pl" fo:country="PL" officeooo:rsid="002f9098"/>
    </style:style>
    <style:style style:name="T25" style:family="text">
      <style:text-properties fo:language="pl" fo:country="PL" officeooo:rsid="002c2be4"/>
    </style:style>
    <style:style style:name="T26" style:family="text">
      <style:text-properties fo:language="pl" fo:country="PL" officeooo:rsid="005c1561"/>
    </style:style>
    <style:style style:name="T27" style:family="text">
      <style:text-properties fo:language="pl" fo:country="PL" officeooo:rsid="005cbb68"/>
    </style:style>
    <style:style style:name="T28" style:family="text">
      <style:text-properties style:text-underline-style="solid" style:text-underline-width="auto" style:text-underline-color="font-color"/>
    </style:style>
    <style:style style:name="T29" style:family="text">
      <style:text-properties fo:font-size="12pt" style:font-size-asian="12pt"/>
    </style:style>
    <style:style style:name="T30" style:family="text">
      <style:text-properties fo:font-size="12pt" officeooo:rsid="0021b53a" style:font-size-asian="12pt"/>
    </style:style>
    <style:style style:name="T31" style:family="text">
      <style:text-properties officeooo:rsid="00178935"/>
    </style:style>
    <style:style style:name="T32" style:family="text">
      <style:text-properties fo:font-style="normal" style:font-style-asian="normal" style:font-style-complex="normal"/>
    </style:style>
    <style:style style:name="T33" style:family="text">
      <style:text-properties fo:font-style="normal" officeooo:rsid="00699518" style:font-style-asian="normal" style:font-style-complex="normal"/>
    </style:style>
    <style:style style:name="T34" style:family="text">
      <style:text-properties officeooo:rsid="001f4d96"/>
    </style:style>
    <style:style style:name="T35" style:family="text">
      <style:text-properties officeooo:rsid="0024fd97"/>
    </style:style>
    <style:style style:name="T36" style:family="text">
      <style:text-properties officeooo:rsid="002c2be4"/>
    </style:style>
    <style:style style:name="T37" style:family="text">
      <style:text-properties officeooo:rsid="002f9098"/>
    </style:style>
    <style:style style:name="T38" style:family="text">
      <style:text-properties officeooo:rsid="00300b6e"/>
    </style:style>
    <style:style style:name="T39" style:family="text">
      <style:text-properties officeooo:rsid="00332648"/>
    </style:style>
    <style:style style:name="T40" style:family="text">
      <style:text-properties officeooo:rsid="00387db8"/>
    </style:style>
    <style:style style:name="T41" style:family="text">
      <style:text-properties officeooo:rsid="003c615a"/>
    </style:style>
    <style:style style:name="T42" style:family="text">
      <style:text-properties fo:language="en" fo:country="US" style:language-complex="ar" style:country-complex="SA"/>
    </style:style>
    <style:style style:name="T43" style:family="text">
      <style:text-properties officeooo:rsid="0044b3aa"/>
    </style:style>
    <style:style style:name="T44" style:family="text">
      <style:text-properties officeooo:rsid="004c39c6"/>
    </style:style>
    <style:style style:name="T45" style:family="text">
      <style:text-properties officeooo:rsid="004ca8c4"/>
    </style:style>
    <style:style style:name="T46" style:family="text">
      <style:text-properties officeooo:rsid="004f3848"/>
    </style:style>
    <style:style style:name="T47" style:family="text">
      <style:text-properties officeooo:rsid="00540c24"/>
    </style:style>
    <style:style style:name="T48" style:family="text">
      <style:text-properties officeooo:rsid="0058d8ef"/>
    </style:style>
    <style:style style:name="T49" style:family="text">
      <style:text-properties officeooo:rsid="005ce924"/>
    </style:style>
    <style:style style:name="T50" style:family="text">
      <style:text-properties officeooo:rsid="005d6ef5"/>
    </style:style>
    <style:style style:name="T51" style:family="text">
      <style:text-properties officeooo:rsid="005dfb8b"/>
    </style:style>
    <style:style style:name="T52" style:family="text">
      <style:text-properties officeooo:rsid="005ee664"/>
    </style:style>
    <style:style style:name="T53" style:family="text">
      <style:text-properties officeooo:rsid="005f7d90"/>
    </style:style>
    <style:style style:name="T54" style:family="text">
      <style:text-properties officeooo:rsid="005fae70"/>
    </style:style>
    <style:style style:name="T55" style:family="text">
      <style:text-properties officeooo:rsid="0000db3b"/>
    </style:style>
    <style:style style:name="T56" style:family="text">
      <style:text-properties officeooo:rsid="00619ee7"/>
    </style:style>
    <style:style style:name="T57" style:family="text">
      <style:text-properties officeooo:rsid="00656ec4"/>
    </style:style>
    <style:style style:name="T58" style:family="text">
      <style:text-properties officeooo:rsid="0066b311"/>
    </style:style>
    <style:style style:name="T59" style:family="text">
      <style:text-properties officeooo:rsid="00682777"/>
    </style:style>
    <style:style style:name="T60" style:family="text">
      <style:text-properties officeooo:rsid="00699518"/>
    </style:style>
    <style:style style:name="T61" style:family="text">
      <style:text-properties style:font-style-complex="italic"/>
    </style:style>
    <style:style style:name="T62" style:family="text">
      <style:text-properties officeooo:rsid="006bb5a2"/>
    </style:style>
    <style:style style:name="T63" style:family="text">
      <style:text-properties officeooo:rsid="003cba43"/>
    </style:style>
    <style:style style:name="T64" style:family="text">
      <style:text-properties officeooo:rsid="006f3c77"/>
    </style:style>
    <style:style style:name="T65"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able:table table:name="Tabela1" table:style-name="Tabela1">
        <table:table-column table:style-name="Tabela1.A"/>
        <table:table-column table:style-name="Tabela1.B"/>
        <table:table-column table:style-name="Tabela1.C"/>
        <table:table-column table:style-name="Tabela1.D" table:number-columns-repeated="2"/>
        <table:table-column table:style-name="Tabela1.F"/>
        <table:table-row table:style-name="Tabela1.1">
          <table:table-cell table:style-name="Tabela1.A1" table:number-columns-spanned="6" office:value-type="string">
            <text:p text:style-name="P7">Uniwersytet Zielonogórski</text:p>
          </table:table-cell>
          <table:covered-table-cell/>
          <table:covered-table-cell/>
          <table:covered-table-cell/>
          <table:covered-table-cell/>
          <table:covered-table-cell/>
        </table:table-row>
        <table:table-row table:style-name="Tabela1.1">
          <table:table-cell table:style-name="Tabela1.A2" table:number-columns-spanned="6" office:value-type="string">
            <text:p text:style-name="P10">Wydział Elektrotechniki, Informatyki i telekomunikacji</text:p>
          </table:table-cell>
          <table:covered-table-cell/>
          <table:covered-table-cell/>
          <table:covered-table-cell/>
          <table:covered-table-cell/>
          <table:covered-table-cell/>
        </table:table-row>
        <table:table-row table:style-name="Tabela1.3">
          <table:table-cell table:style-name="Tabela1.A3" table:number-columns-spanned="6" office:value-type="string">
            <text:p text:style-name="P17">Instytut sterowania i systemów informatycznych</text:p>
          </table:table-cell>
          <table:covered-table-cell/>
          <table:covered-table-cell/>
          <table:covered-table-cell/>
          <table:covered-table-cell/>
          <table:covered-table-cell/>
        </table:table-row>
        <table:table-row table:style-name="Tabela1.4">
          <table:table-cell table:style-name="Tabela1.A4" table:number-columns-spanned="2" office:value-type="string">
            <text:p text:style-name="P9">Kierunek:</text:p>
          </table:table-cell>
          <table:covered-table-cell/>
          <table:table-cell table:style-name="Tabela1.C4" table:number-columns-spanned="4" office:value-type="string">
            <text:p text:style-name="P39">INFORMATYKA</text:p>
          </table:table-cell>
          <table:covered-table-cell/>
          <table:covered-table-cell/>
          <table:covered-table-cell/>
        </table:table-row>
        <table:table-row table:style-name="Tabela1.4">
          <table:table-cell table:style-name="Tabela1.A5" table:number-columns-spanned="2" office:value-type="string">
            <text:p text:style-name="P9">Specjalność:</text:p>
          </table:table-cell>
          <table:covered-table-cell/>
          <table:table-cell table:style-name="Tabela1.A4" table:number-columns-spanned="4" office:value-type="string">
            <text:p text:style-name="P39">SIECIOWE SYSTEMY INFORMATYCZNE</text:p>
          </table:table-cell>
          <table:covered-table-cell/>
          <table:covered-table-cell/>
          <table:covered-table-cell/>
        </table:table-row>
        <table:table-row table:style-name="Tabela1.6">
          <table:table-cell table:style-name="Tabela1.A6" table:number-columns-spanned="2" office:value-type="string">
            <text:p text:style-name="P6"><text:span text:style-name="T3">Student </text:span><text:span text:style-name="T2">(</text:span><text:span text:style-name="T5">grupa</text:span><text:span text:style-name="T2">):</text:span></text:p>
          </table:table-cell>
          <table:covered-table-cell/>
          <table:table-cell table:style-name="Tabela1.C6" table:number-columns-spanned="4" office:value-type="string">
            <text:p text:style-name="P39">BARTOSZ BŁASZCZAK (431 IZZ)</text:p>
          </table:table-cell>
          <table:covered-table-cell/>
          <table:covered-table-cell/>
          <table:covered-table-cell/>
        </table:table-row>
        <table:table-row table:style-name="Tabela1.4">
          <table:table-cell table:style-name="Tabela1.A4" table:number-columns-spanned="2" office:value-type="string">
            <text:p text:style-name="P19"><text:span text:style-name="T2">Promotor:</text:span> </text:p>
          </table:table-cell>
          <table:covered-table-cell/>
          <table:table-cell table:style-name="Tabela1.C7" table:number-columns-spanned="4" office:value-type="string">
            <text:p text:style-name="P38">DR INŻ. ANDRZEJ MARCINIAK</text:p>
          </table:table-cell>
          <table:covered-table-cell/>
          <table:covered-table-cell/>
          <table:covered-table-cell/>
        </table:table-row>
        <table:table-row table:style-name="Tabela1.8">
          <table:table-cell table:style-name="Tabela1.A4" table:number-columns-spanned="2" office:value-type="string">
            <text:p text:style-name="P9">Temat pracy:</text:p>
            <text:p text:style-name="P6">wersja polska</text:p>
          </table:table-cell>
          <table:covered-table-cell/>
          <table:table-cell table:style-name="Tabela1.C8" table:number-columns-spanned="4" office:value-type="string">
            <text:p text:style-name="P11">system magazynowo-dystrybucyjny dla małych <text:s/>przedsiębiorstw</text:p>
          </table:table-cell>
          <table:covered-table-cell/>
          <table:covered-table-cell/>
          <table:covered-table-cell/>
        </table:table-row>
        <table:table-row table:style-name="Tabela1.9">
          <table:table-cell table:style-name="Tabela1.A4" table:number-columns-spanned="2" office:value-type="string">
            <text:p text:style-name="P6">wersja angielska</text:p>
          </table:table-cell>
          <table:covered-table-cell/>
          <table:table-cell table:style-name="Tabela1.A4" table:number-columns-spanned="4" office:value-type="string">
            <text:p text:style-name="P12">warehousing and distributing application for small enterprises</text:p>
          </table:table-cell>
          <table:covered-table-cell/>
          <table:covered-table-cell/>
          <table:covered-table-cell/>
        </table:table-row>
        <table:table-row table:style-name="Tabela1.10">
          <table:table-cell table:style-name="Tabela1.A4" table:number-columns-spanned="6" office:value-type="string">
            <text:p text:style-name="P18">cel pracy:</text:p>
          </table:table-cell>
          <table:covered-table-cell/>
          <table:covered-table-cell/>
          <table:covered-table-cell/>
          <table:covered-table-cell/>
          <table:covered-table-cell/>
        </table:table-row>
        <table:table-row table:style-name="Tabela1.11">
          <table:table-cell table:style-name="Tabela1.A3" table:number-columns-spanned="6" office:value-type="string">
            <text:p text:style-name="P40">Zaprojektowanie i implementacja systemu informatycznego do zarządzania stanem magazynowym i dystrybucji produktów w przedsiębiorstwie. Powstała aplikacja może być samodzielna, jak i <text:s/>stanowić część systemu ERP. </text:p>
          </table:table-cell>
          <table:covered-table-cell/>
          <table:covered-table-cell/>
          <table:covered-table-cell/>
          <table:covered-table-cell/>
          <table:covered-table-cell/>
        </table:table-row>
        <table:table-row table:style-name="Tabela1.10">
          <table:table-cell table:style-name="Tabela1.A4" table:number-columns-spanned="6" office:value-type="string">
            <text:p text:style-name="P18">zakres pracy:</text:p>
          </table:table-cell>
          <table:covered-table-cell/>
          <table:covered-table-cell/>
          <table:covered-table-cell/>
          <table:covered-table-cell/>
          <table:covered-table-cell/>
        </table:table-row>
        <table:table-row table:style-name="Tabela1.13">
          <table:table-cell table:style-name="Tabela1.A3" table:number-columns-spanned="6" office:value-type="string">
            <text:p text:style-name="P40">Analiza funkcjonalności aplikacji do zarządzania stanem magazynowym i dystrybucji produktów</text:p>
            <text:p text:style-name="P40">Wykonanie projektu i implementacja aplikacji </text:p>
            <text:p text:style-name="P40">Wykonanie testów funkcjonalnych</text:p>
            <text:p text:style-name="P40">Opracowanie dokumentacji projektowej, instrukcji instalacji i użytkowania</text:p>
          </table:table-cell>
          <table:covered-table-cell/>
          <table:covered-table-cell/>
          <table:covered-table-cell/>
          <table:covered-table-cell/>
          <table:covered-table-cell/>
        </table:table-row>
        <table:table-row table:style-name="Tabela1.14">
          <table:table-cell table:style-name="Tabela1.A3" table:number-columns-spanned="3" office:value-type="string">
            <text:p text:style-name="P8">Data podjęcia tematu: </text:p>
          </table:table-cell>
          <table:covered-table-cell/>
          <table:covered-table-cell/>
          <table:table-cell table:style-name="Tabela1.C4" table:number-columns-spanned="2" office:value-type="string">
            <text:p text:style-name="P41">13.11.2013</text:p>
          </table:table-cell>
          <table:covered-table-cell/>
          <table:table-cell table:style-name="Tabela1.A3" office:value-type="string">
            <text:p text:style-name="P13"/>
          </table:table-cell>
        </table:table-row>
        <table:table-row table:style-name="Tabela1.15">
          <table:table-cell table:style-name="Tabela1.A3" office:value-type="string">
            <text:p text:style-name="P8">Podpisy:</text:p>
          </table:table-cell>
          <table:table-cell table:style-name="Tabela1.B15" table:number-columns-spanned="2" office:value-type="string">
            <text:p text:style-name="P13"/>
          </table:table-cell>
          <table:covered-table-cell/>
          <table:table-cell table:style-name="Tabela1.A3" table:number-columns-spanned="2" office:value-type="string">
            <text:p text:style-name="P13"/>
          </table:table-cell>
          <table:covered-table-cell/>
          <table:table-cell table:style-name="Tabela1.B15" office:value-type="string">
            <text:p text:style-name="P13"/>
          </table:table-cell>
        </table:table-row>
        <table:table-row table:style-name="Tabela1.16">
          <table:table-cell table:style-name="Tabela1.A3" table:number-columns-spanned="4" office:value-type="string">
            <text:p text:style-name="P14">Promotor</text:p>
          </table:table-cell>
          <table:covered-table-cell/>
          <table:covered-table-cell/>
          <table:covered-table-cell/>
          <table:table-cell table:style-name="Tabela1.A3" table:number-columns-spanned="2" office:value-type="string">
            <text:p text:style-name="P14">Student</text:p>
          </table:table-cell>
          <table:covered-table-cell/>
        </table:table-row>
        <table:table-row table:style-name="Tabela1.17">
          <table:table-cell table:style-name="Tabela1.A17" table:number-columns-spanned="4" office:value-type="string">
            <text:p text:style-name="P16"/>
            <text:p text:style-name="P15">....................................................<text:line-break/>Data przyjęcia pracy</text:p>
          </table:table-cell>
          <table:covered-table-cell/>
          <table:covered-table-cell/>
          <table:covered-table-cell/>
          <table:table-cell table:style-name="Tabela1.A17" table:number-columns-spanned="2" office:value-type="string">
            <text:p text:style-name="P16"/>
            <text:p text:style-name="P15">....................................................<text:line-break/>Podpis promotora</text:p>
          </table:table-cell>
          <table:covered-table-cell/>
        </table:table-row>
        <table:table-row table:style-name="Tabela1.1">
          <table:table-cell table:style-name="Tabela1.A18" table:number-columns-spanned="6" office:value-type="string">
            <text:p text:style-name="P19">Wyrażam zgodę na wykorzystanie do celów dydaktycznych i badawczych wyników zawartych w pracy dyplomowej i powstałych programów komputerowych.</text:p>
          </table:table-cell>
          <table:covered-table-cell/>
          <table:covered-table-cell/>
          <table:covered-table-cell/>
          <table:covered-table-cell/>
          <table:covered-table-cell/>
        </table:table-row>
        <table:table-row table:style-name="Tabela1.1">
          <table:table-cell table:style-name="Tabela1.A3" table:number-columns-spanned="4" office:value-type="string">
            <text:p text:style-name="P16"/>
            <text:p text:style-name="P15">....................................................<text:line-break/>Data</text:p>
          </table:table-cell>
          <table:covered-table-cell/>
          <table:covered-table-cell/>
          <table:covered-table-cell/>
          <table:table-cell table:style-name="Tabela1.A3" table:number-columns-spanned="2" office:value-type="string">
            <text:p text:style-name="P16"/>
            <text:p text:style-name="P15">....................................................<text:line-break/>Podpis studenta</text:p>
          </table:table-cell>
          <table:covered-table-cell/>
        </table:table-row>
      </table:table>
      <text:p text:style-name="P119"/>
      <text:p text:style-name="P120">UNIWERSYTET ZIELONOGÓRSKI</text:p>
      <text:p text:style-name="Nazwa_20_wydziału">Wydział Elektrotechniki, Informatyki i Telekomunikacji</text:p>
      <text:p text:style-name="P25">PRACA DYPLOMOWA</text:p>
      <text:p text:style-name="P42">S<text:span text:style-name="T4">ystem magazynowo-dystrybucyjny dla małych <text:s/>przedsiębiorstw</text:span></text:p>
      <text:p text:style-name="P43">Bartosz Błaszczak</text:p>
      <text:p text:style-name="P26">Promotor:</text:p>
      <text:p text:style-name="P45">dr inż. Andrzej Marciniak</text:p>
      <text:p text:style-name="P44"/>
      <text:p text:style-name="P27">Zielona Góra, <text:span text:style-name="T53">październik</text:span> <text:span text:style-name="T31">2015</text:span></text:p>
      <text:p text:style-name="P125">Pracę tę dedykuję <text:span text:style-name="T54">mojej</text:span> ukochanej żonie Karolinie</text:p>
      <text:p text:style-name="P126"><text:soft-page-break/><text:span text:style-name="T55">Bartosz Błaszczak<text:tab/></text:span><text:tab/><text:tab/><text:tab/><text:tab/><text:tab/><text:tab/>Zielona Góra <text:span text:style-name="T55">26 X 2015 r.</text:span></text:p>
      <text:p text:style-name="P30">Imię i nazwisko studenta</text:p>
      <text:p text:style-name="P32">Grupa <text:span text:style-name="T56">431 IZZ</text:span></text:p>
      <text:p text:style-name="P32">Wydział Elektrotechniki,</text:p>
      <text:p text:style-name="P32">Informatyki i Telekomunikacji UZ</text:p>
      <text:p text:style-name="P28"/>
      <text:p text:style-name="P29">OŚWIADCZENIE</text:p>
      <text:p text:style-name="P29"/>
      <text:p text:style-name="P31">Świadomy odpowiedzialności karnej oświadczam, że przedkładana praca dyplomowa pt. </text:p>
      <text:p text:style-name="P33"><text:span text:style-name="T6">„system magazynowo-dystrybucyjny dla małych <text:s/>przedsiębiorstw”</text:span><text:span text:style-name="T18"><text:line-break/>została napisana przeze mnie samodzielnie i nie była wcześniej podstawą żadnej innej urzędowej procedury związanej z nadaniem dyplomu wyższej uczelni lub tytułów zawodowych. Jednocześnie oświadczam, że w/w praca nie narusza praw autorskich w rozumieniu ustawy z dnia 4 lutego 1994r. o prawie autorskim i prawach pokrewnych innych osób (DZ. U. z roku 2000 Nr 80 poz. 904) oraz dóbr osobistych chronionych prawem cywilnym.</text:span></text:p>
      <text:p text:style-name="P31">Oświadczam również, że egzemplarz pracy dyplomowej w formie wydruku komputerowego jest zgodny z egzemplarzem pracy dyplomowej w formie elektronicznej.</text:p>
      <text:p text:style-name="P34"/>
      <text:p text:style-name="P34"/>
      <text:p text:style-name="P35"><text:tab/><text:tab/><text:tab/><text:tab/><text:tab/><text:tab/><text:tab/>.................................................</text:p>
      <text:p text:style-name="P36">podpis <text:s text:c="16"/></text:p>
      <text:section text:style-name="Sect1" text:name="Sekcja1">
        <text:p text:style-name="P62"/>
        <text:p text:style-name="P64"/>
        <text:p text:style-name="P5">Streszczenie</text:p>
        <text:p text:style-name="P109">Niniejsza praca przedstawia i opisuje system informatyczny wspierający procesy magazynowo-dystrybucyjne, <text:span text:style-name="T48">dedykowany dla osób prywatnych zajmujących się sprzedażą np. na portalach aukcyjnych lub mikro-</text:span>przedsiębiorstw.</text:p>
        <text:p text:style-name="P109">Omówione zostają założenia techniczne i biznesowe na podstawie których stworzony został ten system a także możliwości jego wykorzystania i późniejszej rozbudowy.</text:p>
        <text:p text:style-name="P109">Praca ta zawiera także instrukcje instalacji i użytkowania aplikacji.</text:p>
        <text:p text:style-name="P111"><text:span text:style-name="T1">Słowa kluczowe</text:span>: <text:span text:style-name="T35">magazynowanie, dystrybucja, handel, ERP, małe i średnie przedsiębiorstwa, Mercury</text:span></text:p>
      </text:section>
      <text:p text:style-name="P118">Spis treści</text:p>
      <text:table-of-content text:style-name="Sect2" text:name="Spis treści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left" style:position="1.501cm"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index-source-styles text:outline-level="1">
            <text:index-source-style text:style-name="Nagłówek_20_literatury"/>
            <text:index-source-style text:style-name="Dodatek"/>
            <text:index-source-style text:style-name="Nagłówek_20_spisu"/>
          </text:index-source-styles>
        </text:table-of-content-source>
        <text:index-body>
          <text:p text:style-name="P60"><text:s/>Spis rysunków<text:tab/><text:a xlink:type="simple" xlink:href="#__RefHeading___Toc211741809" text:style-name="Internet_20_link" text:visited-style-name="Visited_20_Internet_20_Link">ix</text:a></text:p>
          <text:p text:style-name="P60"><text:s/>Spis tabel<text:tab/><text:a xlink:type="simple" xlink:href="#__RefHeading___Toc211741810" text:style-name="Internet_20_link" text:visited-style-name="Visited_20_Internet_20_Link">x</text:a></text:p>
          <text:p text:style-name="P60">1. Wstęp<text:tab/><text:a xlink:type="simple" xlink:href="#__RefHeading___Toc211741811" text:style-name="Internet_20_link" text:visited-style-name="Visited_20_Internet_20_Link">1</text:a></text:p>
          <text:p text:style-name="P60">2. Przedstawienie programu<text:tab/><text:a xlink:type="simple" xlink:href="#__RefHeading___Toc211741815" text:style-name="Internet_20_link" text:visited-style-name="Visited_20_Internet_20_Link">3</text:a></text:p>
          <text:p text:style-name="P60">3. Prezentacja programu<text:tab/><text:a xlink:type="simple" xlink:href="#__RefHeading__748_2128638108" text:style-name="Internet_20_link" text:visited-style-name="Visited_20_Internet_20_Link">7</text:a></text:p>
          <text:p text:style-name="P60">4. Wnioski<text:tab/><text:a xlink:type="simple" xlink:href="#__RefHeading___Toc211741825" text:style-name="Internet_20_link" text:visited-style-name="Visited_20_Internet_20_Link">8</text:a></text:p>
          <text:p text:style-name="P60"><text:s/>Literatura<text:tab/><text:a xlink:type="simple" xlink:href="#__RefHeading___Toc211741826" text:style-name="Internet_20_link" text:visited-style-name="Visited_20_Internet_20_Link">9</text:a></text:p>
          <text:p text:style-name="P60"><text:s/>Dodatek A. [tytuł]<text:tab/><text:a xlink:type="simple" xlink:href="#__RefHeading___Toc211741827" text:style-name="Internet_20_link" text:visited-style-name="Visited_20_Internet_20_Link">10</text:a></text:p>
          <text:p text:style-name="P60"><text:s/>Dodatek B. [tytuł]<text:tab/><text:a xlink:type="simple" xlink:href="#__RefHeading___Toc211741828" text:style-name="Internet_20_link" text:visited-style-name="Visited_20_Internet_20_Link">11</text:a></text:p>
        </text:index-body>
      </text:table-of-content>
      <text:p text:style-name="Zwykły"/>
      <text:p text:style-name="P123"><text:bookmark-start text:name="__RefHeading___Toc211741809"/>Spis rysunków<text:bookmark-end text:name="__RefHeading___Toc211741809"/></text:p>
      <text:illustration-index text:style-name="Sect2" text:name="Indeks ilustracji1">
        <text:illustration-index-source text:caption-sequence-name="RYS."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6"><text:span text:style-name="T20">Rys. 2.1. Walec o promieniu </text:span><text:span text:style-name="T21">r</text:span><text:span text:style-name="T20"><text:tab/></text:span><text:a xlink:type="simple" xlink:href="#__RefHeading___Toc211438334" text:style-name="Internet_20_link" text:visited-style-name="Visited_20_Internet_20_Link"><text:span text:style-name="T20">3</text:span></text:a></text:p>
        </text:index-body>
      </text:illustration-index>
      <text:p text:style-name="Zwykły"/>
      <text:p text:style-name="P124"><text:bookmark-start text:name="__RefHeading___Toc211741810"/>Spis tabel<text:bookmark-end text:name="__RefHeading___Toc211741810"/></text:p>
      <text:illustration-index text:style-name="Sect2" text:name="Indeks ilustracji1">
        <text:illustration-index-source text:caption-sequence-name="TABEL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6"><text:span text:style-name="T20">Tabela ‎2.1. Przykład tabeli<text:tab/></text:span><text:a xlink:type="simple" xlink:href="#__RefHeading___Toc211438335" text:style-name="Internet_20_link" text:visited-style-name="Visited_20_Internet_20_Link"><text:span text:style-name="T20">3</text:span></text:a></text:p>
        </text:index-body>
      </text:illustration-index>
      <text:p text:style-name="Zwykły"/>
      <text:list xml:id="list6956257884210783531" text:style-name="WW8Num14">
        <text:list-item>
          <text:h text:style-name="P79" text:outline-level="1"><text:bookmark-start text:name="__RefHeading___Toc211741811"/>Wstęp<text:bookmark-end text:name="__RefHeading___Toc211741811"/></text:h>
          <text:list>
            <text:list-item>
              <text:h text:style-name="P65" text:outline-level="2"><text:bookmark-start text:name="__RefHeading___Toc211741812"/>Wprowadzenie<text:bookmark-end text:name="__RefHeading___Toc211741812"/></text:h>
            </text:list-item>
          </text:list>
        </text:list-item>
      </text:list>
      <text:p text:style-name="P108"><text:span text:style-name="T36">Oprogramowanie wspierające przechowywanie i dystrybucję towarów jest niezwykle pomocne a często wręcz niezbędne nie tylko dla przedsiębiorstw handlowych ale praktycznie dla każdej firmy od jednoosobowych działalności gospodarczych po wielkie międzynarodowe koncerny. O ile na rynku sporo jest systemów </text:span><text:bookmark text:name="firstHeading"/><text:span text:style-name="T36">do p</text:span><text:span text:style-name="T19">lanowani</text:span><text:span text:style-name="T22">a</text:span><text:span text:style-name="T19"> zasobów przedsiębiorstwa </text:span><text:span text:style-name="T22">(</text:span><text:a xlink:type="simple" xlink:href="https://pl.wikipedia.org/wiki/Język_angielski" text:style-name="Internet_20_link" text:visited-style-name="Visited_20_Internet_20_Link">ang.</text:a> <text:span text:style-name="T42">enterprise</text:span><text:span text:style-name="T7"> </text:span><text:span text:style-name="T42">resource</text:span><text:span text:style-name="T7"> </text:span><text:span text:style-name="T42">planning</text:span><text:span text:style-name="T7"> – ERP</text:span><text:span text:style-name="T22">)</text:span><text:span text:style-name="T22"><text:note text:id="ftn0" text:note-class="footnote"><text:note-citation>1</text:note-citation><text:note-body><text:p text:style-name="P112">Zob. np. <text:a xlink:type="simple" xlink:href="http://www.msipolska.pl/menu-gorne/artykul/article/przeglad-systemow-erp-oferowanych-na-polskim-rynku-w-kolejnosci-alfabetycznej-wg-nazw-dostawcow/" text:style-name="Internet_20_link" text:visited-style-name="Visited_20_Internet_20_Link">http://www.msipolska.pl/menu-gorne/artykul/article/przeglad-systemow-erp-oferowanych-na-polskim-rynku-w-kolejnosci-alfabetycznej-wg-nazw-dostawcow/</text:a></text:p><text:p text:style-name="P112"/><text:p text:style-name="P116"><text:a xlink:type="simple" xlink:href="http://www.ioz.pwr.wroc.pl/pracownicy/lamek/ZAJECIA/INWP/Procesy_biznesowe/Porównanie%20systemów%20ERP.pdf" text:style-name="Internet_20_link" text:visited-style-name="Visited_20_Internet_20_Link">http://www.ioz.pwr.wroc.pl/pracownicy/lamek/ZAJECIA/INWP/Procesy_biznesowe/Por%C3%B3wnanie%20system%C3%B3w%20ERP.pdf</text:a></text:p><text:p text:style-name="P116"/></text:note-body></text:note></text:span><text:span text:style-name="T22"> i podobnych to jednak większość z nich przeznaczona jest dla średnich i dużych przedsiębiorstw. Produkty te są zazwyczaj poza zasięgiem najmniejszych inicjatyw gospodarczych zarówno pod względem finansowym, zasobów ludzkich do ich obsługi jak i posiadanej infrastruktury IT. </text:span><text:span text:style-name="T23">Tańsze zaś i mniej wymagające ich odpowiedniki często nie są przetłumaczone na język polski a funkcjonalność którą oferują nie koniecznie odpowiada naszym lokalnym wymaganiom</text:span><text:span text:style-name="T23"><text:note text:id="ftn3" text:note-class="footnote"><text:note-citation>2</text:note-citation><text:note-body><text:p text:style-name="P112">Zob. np. <text:a xlink:type="simple" xlink:href="https://en.wikipedia.org/wiki/Category:Free_ERP_software" text:style-name="Internet_20_link" text:visited-style-name="Visited_20_Internet_20_Link">https://en.wikipedia.org/wiki/Category:Free_ERP_software</text:a></text:p><text:p text:style-name="P112"/></text:note-body></text:note></text:span><text:span text:style-name="T23">. Często zatem mają miejsce sytuacje kiedy to drobni mikro-przedsiębiorcy używają np. arkuszy kalkulacyjnych co jest mało wygodne i nastręcza szeregu problemów choćby ze spójnością i bezpieczeństwem danych.</text:span></text:p>
      <text:list xml:id="list171852809812419" text:continue-numbering="true" text:style-name="WW8Num14">
        <text:list-item>
          <text:list>
            <text:list-item>
              <text:h text:style-name="P65" text:outline-level="2"><text:bookmark-start text:name="__RefHeading___Toc211741813"/>Cel i zakres pracy<text:bookmark-end text:name="__RefHeading___Toc211741813"/></text:h>
            </text:list-item>
          </text:list>
        </text:list-item>
      </text:list>
      <text:p text:style-name="P63"/>
      <text:p text:style-name="P106"><text:span text:style-name="T38">C</text:span>elem pracy było <text:span text:style-name="T38">z</text:span>aprojektowanie i implementacja <text:span text:style-name="T24">darmowego</text:span><text:span text:style-name="T24"><text:note text:id="ftn1" text:note-class="footnote"><text:note-citation>3</text:note-citation><text:note-body><text:p text:style-name="Footnote"><text:s/><text:span text:style-name="T37">Docelowo.</text:span></text:p></text:note-body></text:note></text:span><text:span text:style-name="T24">, małego, </text:span><text:span text:style-name="T26">łatwego</text:span><text:span text:style-name="T24"> </text:span><text:span text:style-name="T26">i intuicyjnego </text:span><text:span text:style-name="T24">w obsłudze systemu informatycznego </text:span><text:span text:style-name="T25">wspierające</text:span><text:span text:style-name="T24">go</text:span><text:span text:style-name="T25"> przechowywanie i dystrybucję towarów </text:span><text:span text:style-name="T26">dla osób prywatnych, grup kilkuosobowych oraz</text:span><text:span text:style-name="T25"> </text:span><text:span text:style-name="T24">mikro </text:span><text:span text:style-name="T26">i małych</text:span><text:span text:style-name="T24"> przedsiębiorstw </text:span><text:span text:style-name="T26">który rozwiązywałby problem</text:span><text:span text:style-name="T27">y</text:span><text:span text:style-name="T26"> ze spójnością </text:span><text:span text:style-name="T27">i bezpieczeństwem</text:span><text:span text:style-name="T26"> danych. </text:span>Powstała aplikacja może być samodzielna, jak i <text:s/>stanowić część <text:span text:style-name="T49">większego </text:span>systemu ERP. </text:p>
      <text:p text:style-name="P106"/>
      <text:p text:style-name="P106"><text:soft-page-break/></text:p>
      <text:p text:style-name="P106"/>
      <text:p text:style-name="P48">Praca swym zakresem <text:span text:style-name="T57">obejmowała</text:span>:</text:p>
      <text:p text:style-name="P48">- zgromadzenie i zapoznanie się z literaturą tematu,</text:p>
      <text:p text:style-name="P48">- opracowanie założeń projektu,</text:p>
      <text:p text:style-name="P48">- zaprojektowanie struktury logicznej i interfejsu programu,</text:p>
      <text:p text:style-name="P48">- realizacja programu, testowanie i usunięcie usterek,</text:p>
      <text:p text:style-name="P48">- opracowanie pracy pisemnej.</text:p>
      <text:list xml:id="list171853888240625" text:continue-numbering="true" text:style-name="WW8Num14">
        <text:list-item>
          <text:list>
            <text:list-item>
              <text:h text:style-name="P65" text:outline-level="2"><text:bookmark-start text:name="__RefHeading___Toc211741814"/>Struktura pracy<text:bookmark-end text:name="__RefHeading___Toc211741814"/></text:h>
            </text:list-item>
          </text:list>
        </text:list-item>
      </text:list>
      <text:p text:style-name="P48">Omówienie treści pracy, w postaci opisu zawartości poszczególnych rozdziałów (1,2,3,…).</text:p>
      <text:p text:style-name="P48"><text:span text:style-name="T1">Uwaga</text:span>: treść tego rozdziału należy napisać <text:span text:style-name="T28">po napisaniu</text:span> pozostałej części pracy.</text:p>
      <text:list xml:id="list171853834552962" text:continue-numbering="true" text:style-name="WW8Num14">
        <text:list-item>
          <text:h text:style-name="P83" text:outline-level="1"><text:bookmark-start text:name="__RefHeading___Toc211741815"/><text:span text:style-name="T39">Przedstawienie</text:span> <text:span text:style-name="T34">programu</text:span><text:bookmark-end text:name="__RefHeading___Toc211741815"/></text:h>
          <text:list>
            <text:list-item>
              <text:h text:style-name="P78" text:outline-level="2"><text:bookmark-start text:name="__RefHeading___Toc211741822"/><text:span text:style-name="T13">Założenia projektowe </text:span><text:bookmark-end text:name="__RefHeading___Toc211741822"/></text:h>
              <text:list>
                <text:list-item>
                  <text:h text:style-name="P66" text:outline-level="2">Użytkownicy docelowi </text:h>
                </text:list-item>
              </text:list>
            </text:list-item>
          </text:list>
        </text:list-item>
      </text:list>
      <text:p text:style-name="P52">Docelow<text:span text:style-name="T40">ym</text:span>i <text:span text:style-name="T40">użytkownikami</text:span> prezentowanej aplikacji <text:span text:style-name="T40">są:</text:span></text:p>
      <text:list xml:id="list247972404846712442" text:style-name="L1">
        <text:list-item>
          <text:p text:style-name="P85">osoby <text:span text:style-name="T50">prywatne chcące rejestr zakupów i zakupionych dóbr</text:span></text:p>
        </text:list-item>
        <text:list-item>
          <text:p text:style-name="P104">o<text:span text:style-name="T40">soby dorywczo zajmujące się </text:span>drobną <text:span text:style-name="T40">działalnością gospodarczą, często nieformalnie</text:span></text:p>
        </text:list-item>
        <text:list-item>
          <text:p text:style-name="P85">firmy jednoosobowe</text:p>
        </text:list-item>
        <text:list-item>
          <text:p text:style-name="P85">mikroprzedsiębiorstwa (do 10 pracowników)</text:p>
        </text:list-item>
        <text:list-item>
          <text:p text:style-name="P84"><text:span text:style-name="T40">małe przedsiębiorstwa (do 50 pracowników)</text:span><text:span text:style-name="T40"><text:note text:id="ftn4" text:note-class="footnote"><text:note-citation>4</text:note-citation><text:note-body><text:p text:style-name="P113">Dla tego typu przedsiębiorstw system Mercury może być już niewystarczający. Zależy to od wymagań danego przedsiębiorstwa. Jeżeli jest to firma zatrudniająca ok. 20 pracowników której główną działalnością nie jest handel system Mercury mógłby być wystarczający. </text:p><text:p text:style-name="P113"/></text:note-body></text:note></text:span></text:p>
        </text:list-item>
      </text:list>
      <text:list xml:id="list171853771795247" text:continue-list="list171853834552962" text:style-name="WW8Num14">
        <text:list-item>
          <text:list>
            <text:list-item>
              <text:list>
                <text:list-item>
                  <text:h text:style-name="P66" text:outline-level="2">Wymagania użytkowe </text:h>
                </text:list-item>
              </text:list>
            </text:list-item>
          </text:list>
        </text:list-item>
      </text:list>
      <text:p text:style-name="P52"><text:span text:style-name="T50">Docelowi użytkownicy</text:span> mają określone wymogi którym prezentowana aplikacja powinna sprostać. Są to:</text:p>
      <text:list xml:id="list2565335184820062760" text:style-name="L2">
        <text:list-item>
          <text:p text:style-name="P86">Zapewnienie <text:span text:style-name="T43">funkcjonalności operacyjno-informacyjnej odnośnie przechowywania, zakupu i sprzedaży towarów</text:span></text:p>
        </text:list-item>
        <text:list-item>
          <text:p text:style-name="P87">Prostota użytkowania<text:note text:id="ftn5" text:note-class="footnote"><text:note-citation>5</text:note-citation><text:note-body><text:p text:style-name="P114"><text:span text:style-name="T50">Docelowi użytkownicy najczęściej nie dysponują wykwalifikowaną kadrą z dziedziny IT do obsługi firmowych aplikacji stąd oprogramowanie które ma im służyć powinno być na tyle łatwe i intuicyjne w użytkowaniu by mógł z niego korzystać niewykwalifikowany personel. Bardzo często będzie to po prostu właściciel jednoosobowej działalności gospodarczej.</text:span></text:p><text:p text:style-name="P114"/></text:note-body></text:note></text:p>
        </text:list-item>
        <text:list-item>
          <text:p text:style-name="P88">Ojczysty dla użytkownika język interfejsu</text:p>
        </text:list-item>
        <text:list-item>
          <text:p text:style-name="P89">Niski <text:span text:style-name="T51">(a najlepiej zerowy) </text:span>koszt użytkowania<text:note text:id="ftn6" text:note-class="footnote"><text:note-citation>6</text:note-citation><text:note-body><text:p text:style-name="P114"><text:span text:style-name="T50">Docelowi użytkownicy nie dysponują zazwyczaj dużym kapitałem stąd przeznaczony dla nich system nie może pociągać za sobą dużych kosztów użytkowania (np. opłat licencyjnych, kosztów utrzymania serwerów)</text:span></text:p></text:note-body></text:note></text:p>
        </text:list-item>
        <text:list-item>
          <text:p text:style-name="P89"><text:soft-page-break/>Możliwość pracy wielu użytkowników z wielu stanowisk jednocześnie</text:p>
        </text:list-item>
        <text:list-item>
          <text:p text:style-name="P89">Zapewnienie spójności danych – <text:span text:style-name="T52">także przy równoczesnej pracy wielu użytkowników jednocześnie</text:span></text:p>
        </text:list-item>
        <text:list-item>
          <text:p text:style-name="P89">Zapewnienie bezpieczeństwa <text:span text:style-name="T41">dostępu do </text:span>danych<text:note text:id="ftn7" text:note-class="footnote"><text:note-citation>7</text:note-citation><text:note-body><text:p text:style-name="P115">Zapewnienie autoryzacji i autentykacji przy dostępie do danych także przez rozróżnienie poziomu dostępności (odczyt i zapis)</text:p><text:p text:style-name="P115"/></text:note-body></text:note> </text:p>
        </text:list-item>
        <text:list-item>
          <text:p text:style-name="P90">Zapewnienie trwałości danych </text:p>
        </text:list-item>
        <text:list-item>
          <text:p text:style-name="P90">Zapewnienie nieprzerwanej dostępności usług </text:p>
        </text:list-item>
        <text:list-item>
          <text:p text:style-name="P89">Logowanie informacji o kluczowych procesach</text:p>
        </text:list-item>
      </text:list>
      <text:list xml:id="list171852771149493" text:continue-list="list171853771795247" text:style-name="WW8Num14">
        <text:list-item>
          <text:list>
            <text:list-item>
              <text:list>
                <text:list-item>
                  <text:h text:style-name="P68" text:outline-level="2">Wymagania techniczne</text:h>
                </text:list-item>
              </text:list>
            </text:list-item>
          </text:list>
        </text:list-item>
      </text:list>
      <text:p text:style-name="P58"><text:span text:style-name="T11">A</text:span><text:span text:style-name="T8">plikacja Mercury powinna działać na najpopularniejszych obecnie standardowych komputerach </text:span><text:span text:style-name="T14">(</text:span><text:span text:style-name="T8">klasy PC </text:span><text:span text:style-name="T14">i MAC)</text:span><text:span text:style-name="T8">. Jej wymagania sprzętowe powinny mieścić się w specyfikacji przeciętnego komputera dostępnego obecnie na rynku tak aby nie było potrzeby wymiany sprzętu specjalnie dla tej aplikacji</text:span><text:span text:style-name="T8"><text:note text:id="ftn8" text:note-class="footnote"><text:note-citation>8</text:note-citation><text:note-body><text:p text:style-name="P117">Zgodnie z założeniem niskiego a najlepiej zerowego kosztu wdrożenia. </text:p><text:p text:style-name="P117"/></text:note-body></text:note></text:span><text:span text:style-name="T8">. Wg badań statystycznych z serwisu gemiusRanking</text:span><text:span text:style-name="T8"><text:note text:id="ftn2" text:note-class="footnote"><text:note-citation>9</text:note-citation><text:note-body><text:p text:style-name="P61"><text:s/>Zob. <text:a xlink:type="simple" xlink:href="http://www.ranking.pl/pl/rankings/operating-systems-families.html" text:style-name="Internet_20_link" text:visited-style-name="Visited_20_Internet_20_Link">http://www.ranking.pl/pl/rankings/operating-systems-families.html</text:a> – <text:span text:style-name="T58">stan na dzień 22 X 2015 r.</text:span></text:p></text:note-body></text:note></text:span><text:span text:style-name="T8"> 7</text:span><text:span text:style-name="T14">3</text:span><text:span text:style-name="T8">,</text:span><text:span text:style-name="T14">6</text:span><text:span text:style-name="T8">% użytkowników używa systemu operacyjnego z rodziny Windows ale systemu operacyjne z rodziny UNIX (</text:span><text:span text:style-name="T14">głównie </text:span><text:span text:style-name="T8">Linux i MacOS) mają także znaczny </text:span><text:span text:style-name="T12">i co ważne rosnący </text:span><text:span text:style-name="T8">udział w rynku (</text:span><text:span text:style-name="T12">2</text:span><text:span text:style-name="T14">6</text:span><text:span text:style-name="T12">,</text:span><text:span text:style-name="T14">3</text:span><text:span text:style-name="T12">%) dlatego też aplikacja Mercury powinna być zaprojektowana tak, by można jej było używać zarówno na systemach Windows jak i Linux i MacOS. </text:span></text:p>
      <text:list xml:id="list171852734387489" text:continue-numbering="true" text:style-name="WW8Num14">
        <text:list-item>
          <text:list>
            <text:list-item>
              <text:list>
                <text:list-item>
                  <text:h text:style-name="P67" text:outline-level="2">Ogólny schemat aplikacji</text:h>
                </text:list-item>
              </text:list>
            </text:list-item>
          </text:list>
        </text:list-item>
      </text:list>
      <text:p text:style-name="P107">Aby pogodzić wymóg zapewnienia spójności danych z wymogiem zapewnienia możliwości pracy wielu użytkownikom na wielu stanowiskach jednocześnie projektowana aplikacja musiałaby <text:span text:style-name="T60">z</text:span>apewnić ciągłą synchronizację danych wszystkich instancji programu ze sobą. <text:span text:style-name="T60">Można to osiągnąć na dwa sposoby:</text:span></text:p>
      <text:list xml:id="list1045083045389541238" text:style-name="L3">
        <text:list-item>
          <text:p text:style-name="P92"><text:span text:style-name="T32">stworzyć aplikację typu</text:span> <text:span text:style-name="T61">standalone</text:span> <text:span text:style-name="T32">której każda instancja zawierałaby pełną funkcjonalność oraz pełen zestaw danych synchronizowany na bieżąco z pozostałymi instancjami</text:span></text:p>
        </text:list-item>
        <text:list-item>
          <text:p text:style-name="P91"><text:soft-page-break/><text:span text:style-name="T33">stworzyć system</text:span><text:span text:style-name="T10"> </text:span><text:span text:style-name="T9">podziel</text:span><text:span text:style-name="T10">on</text:span><text:span text:style-name="T17">y</text:span><text:span text:style-name="T9"> na wspólną dla wszystkich użytkowników część serwerową <text:s/></text:span><text:span text:style-name="T15">(</text:span><text:span text:style-name="T10">odpowiedzialną za </text:span><text:span text:style-name="T16">logikę biznesową oraz </text:span><text:span text:style-name="T10">przechowywanie, </text:span><text:span text:style-name="T15">synchronizację, kontrolę dostępu i zapewnienie spójności danych </text:span><text:span text:style-name="T10">danych</text:span><text:span text:style-name="T15">)</text:span><text:span text:style-name="T10"> </text:span><text:span text:style-name="T9">oraz na część kliencką która mogłaby mieć wiele niezależnych od siebie instancji dla każdego użytkownika.</text:span></text:p>
        </text:list-item>
      </text:list>
      <text:p text:style-name="P54"><text:span text:style-name="T62">Analiza</text:span> zalet i wady obu rozwiązań:</text:p>
      <text:p text:style-name="P54">A – zalety:</text:p>
      <text:list xml:id="list5393831691069003992" text:style-name="L4">
        <text:list-item>
          <text:p text:style-name="P93">każda instancja byłaby samodzielna</text:p>
        </text:list-item>
        <text:list-item>
          <text:p text:style-name="P94">dane byłyby powielone w każdej instancji a przez to zmniejszyłoby się ryzyko ich utraty</text:p>
        </text:list-item>
      </text:list>
      <text:p text:style-name="P22">A – wady:</text:p>
      <text:list xml:id="list8522105135681452183" text:style-name="L5">
        <text:list-item>
          <text:p text:style-name="P96"><text:span text:style-name="T45">k</text:span>ażda instancja musiałaby zawierać pełną funkcjonalność</text:p>
        </text:list-item>
        <text:list-item>
          <text:p text:style-name="P96">Każda instancja wymagałaby przechowywania kompletu danych co prowadziłoby do <text:span text:style-name="T59">nadmiernego</text:span> ich powielania</text:p>
        </text:list-item>
        <text:list-item>
          <text:p text:style-name="P96">Każda instancja musiałaby nieustannie komunikować się ze wszystkimi innymi instancjami w celu synchronizacji danych</text:p>
        </text:list-item>
        <text:list-item>
          <text:p text:style-name="P96">Wymagana synchronizacja danych wymaga także ciągłego dostępu do sieci </text:p>
        </text:list-item>
        <text:list-item>
          <text:p text:style-name="P97">Problem z weryfikacją czy na pewno wszystkie aktualnie działające instancje „widzą” siebie nawzajem</text:p>
        </text:list-item>
        <text:list-item>
          <text:p text:style-name="P97">Problem z rozsynchronizowaniem danych w przypadku korzystania z odrębnych sieci – i ich ponowną synchronizacją</text:p>
        </text:list-item>
        <text:list-item>
          <text:p text:style-name="P97">Problem z bezpieczeństwem danych – w sytuacji kiedy każda instancja przechowuje ich komplet dane te mogą dostać się w niepowołane ręce</text:p>
        </text:list-item>
        <text:list-item>
          <text:p text:style-name="P97">Problem z aktualizowaniem logiki biznesowej – wszystkie instancje musiałyby jednocześnie być aktualizowane</text:p>
        </text:list-item>
      </text:list>
      <text:p text:style-name="P23">B – zalety:</text:p>
      <text:list xml:id="list5831461607690017339" text:style-name="L6">
        <text:list-item>
          <text:p text:style-name="P98"><text:span text:style-name="T45">d</text:span>ane <text:span text:style-name="T44">mogłyby</text:span> być odseparowane <text:span text:style-name="T44">i trzymane w jednej bazie</text:span></text:p>
        </text:list-item>
        <text:list-item>
          <text:p text:style-name="P99"><text:soft-page-break/>logika biznesowa mogłaby być osadzona na części serwerowej i przez to wspólna dla każdej instancji klienckiej</text:p>
        </text:list-item>
        <text:list-item>
          <text:p text:style-name="P95">brak potrzeby ciągłej synchronizacji danych gdyż wszystkie one trzymane byłyby w jednej, wspólnej bazie</text:p>
        </text:list-item>
        <text:list-item>
          <text:p text:style-name="P100">lepsza kontrola nad dostępem do danych</text:p>
        </text:list-item>
        <text:list-item>
          <text:p text:style-name="P100">część kliencka mogłaby być „lżejsza” i nie wymagałaby przechowywania kopii wszystkich danych</text:p>
        </text:list-item>
        <text:list-item>
          <text:p text:style-name="P100">aktualizacja schematu bazodanowego i logiki biznesowej mogłaby odbywać się tylko w części serwerowej i w wielu przypadkach być niewidoczną dla części klienckich</text:p>
        </text:list-item>
      </text:list>
      <text:p text:style-name="P24">B – wady:</text:p>
      <text:list xml:id="list4208140805475259148" text:style-name="L7">
        <text:list-item>
          <text:p text:style-name="P101">konieczność ciągłego podłączenia do sieci</text:p>
        </text:list-item>
        <text:list-item>
          <text:p text:style-name="P101">jedna wspólna baza danych wymagałaby odrębnego tworzenia kopii zapasowej danych w celu ochrony przed ich utratą</text:p>
        </text:list-item>
      </text:list>
      <text:p text:style-name="P110">Jak można zauważyć bilans zalet i wad wskazuje zdecydowanie na rozwiązanie drugie. <text:span text:style-name="T46">Taki właśnie schemat przyjąłem dla systemu Mercury. </text:span>Warto jednak zauważyć że rozwiązania informatyczne typu A nie są całkowicie porzucone i obecnie znajdują zastosowanie tam gdzie wymagana jest decentralizacja systemu informatycznego choćby ze względu na zagrożenia jej przejęcia lub zablokowania. Najlepszym przykładem jest tutaj sieć Bitcoin. </text:p>
      <text:list xml:id="list171853214461636" text:continue-list="list171852734387489" text:style-name="WW8Num14">
        <text:list-item>
          <text:list>
            <text:list-item>
              <text:h text:style-name="P70" text:outline-level="2">Dobór narzędzi </text:h>
            </text:list-item>
          </text:list>
        </text:list-item>
      </text:list>
      <text:p text:style-name="P53">Aby spełnić założone wymagania potrzeba wybrać odpowiednie narzędzia. Narzędzia te <text:span text:style-name="T64">(zgodnie z przyjętymi założeniami i schematem aplikacji) można </text:span>podzielić na następujące kategorie:</text:p>
      <text:list xml:id="list1689120644360378371" text:style-name="L9">
        <text:list-item>
          <text:p text:style-name="P102">Baza danych</text:p>
        </text:list-item>
        <text:list-item>
          <text:p text:style-name="P102">Serwer aplikacyjny</text:p>
        </text:list-item>
        <text:list-item>
          <text:p text:style-name="P102">Język programowania</text:p>
        </text:list-item>
        <text:list-item>
          <text:p text:style-name="P102">Kliencka część systemu</text:p>
        </text:list-item>
      </text:list>
      <text:list xml:id="list171853133161164" text:continue-list="list171853214461636" text:style-name="WW8Num14">
        <text:list-item>
          <text:list>
            <text:list-item>
              <text:list>
                <text:list-item>
                  <text:h text:style-name="P71" text:outline-level="2"><text:soft-page-break/>Baza danych </text:h>
                </text:list-item>
              </text:list>
            </text:list-item>
          </text:list>
        </text:list-item>
      </text:list>
      <text:p text:style-name="P56">Dane programu Mercury powinny być utrwalane. Najwygodniejszym rozwiązaniem będzie tutaj relacyjna baza danych SQL. Jest to rozwiązanie standardowe do tego typu aplikacji, wydajne i zapewniające transakcyjność operacji. Mercury nie ma niestandardowych wymagań w tym zakresie więc najlepsze będą znane, obecne na rynku rozwiązania. Jako że Mercury jest dedykowany dla niewielkich przedsiębiorstw jego baza danych nie wymaga bardzo dużej wydajności. Przeciętna wydajność będzie wystarczająca. Ważnym jest natomiast by rozwiązanie to było niedrogie a najlepiej darmowe.</text:p>
      <text:p text:style-name="P57"><text:span text:style-name="T47">Do najpopularniejszych </text:span>na rynku silnik<text:span text:style-name="T47">ów</text:span> baz danych SQL <text:span text:style-name="T47">należą</text:span>:</text:p>
      <text:list xml:id="list171853932167031" text:continue-numbering="true" text:style-name="WW8Num14">
        <text:list-item>
          <text:list>
            <text:list-item>
              <text:list>
                <text:list-item>
                  <text:list>
                    <text:list-item>
                      <text:h text:style-name="P72" text:outline-level="2"><text:bookmark text:name="firstHeading3"/>MySQL</text:h>
                    </text:list-item>
                    <text:list-item>
                      <text:h text:style-name="P72" text:outline-level="2"><text:bookmark text:name="firstHeading4"/>Oracle Database</text:h>
                    </text:list-item>
                    <text:list-item>
                      <text:h text:style-name="P73" text:outline-level="2"><text:bookmark text:name="firstHeading5"/>PostgreSQL</text:h>
                    </text:list-item>
                    <text:list-item>
                      <text:h text:style-name="P75" text:outline-level="2">Firebird</text:h>
                    </text:list-item>
                    <text:list-item>
                      <text:h text:style-name="P72" text:outline-level="2"><text:bookmark text:name="firstHeading6"/>Microsoft SQL Server</text:h>
                    </text:list-item>
                  </text:list>
                </text:list-item>
              </text:list>
            </text:list-item>
          </text:list>
        </text:list-item>
      </text:list>
      <text:p text:style-name="P105"/>
      <text:p text:style-name="P105"/>
      <text:p text:style-name="P105"><text:s/></text:p>
      <text:p text:style-name="P57"/>
      <text:p text:style-name="P55">[przegląd możliwych do wykorzystania w projekcie narzędzi, wraz z uzasadnionym wyborem]</text:p>
      <text:list xml:id="list171853561072155" text:continue-numbering="true" text:style-name="WW8Num14">
        <text:list-item>
          <text:list>
            <text:list-item>
              <text:h text:style-name="P69" text:outline-level="2">Schemat aplikacji</text:h>
            </text:list-item>
          </text:list>
        </text:list-item>
      </text:list>
      <text:p text:style-name="P51">[opis zakładanych cech projektowanego programu: założenia projektu, planowana funkcjonalność, schematy relacji, przepływ sterowania, itp.]</text:p>
      <text:p text:style-name="P50"><text:soft-page-break/></text:p>
      <text:h text:style-name="P80" text:outline-level="1">włączenie haseł - allowed-users="*"</text:h>
      <text:list xml:id="list171853704263439" text:continue-numbering="true" text:style-name="WW8Num14">
        <text:list-item>
          <text:h text:style-name="P81" text:outline-level="1"><text:bookmark-start text:name="__RefHeading__748_2128638108"/>Prezentacja programu<text:bookmark-end text:name="__RefHeading__748_2128638108"/></text:h>
          <text:list>
            <text:list-item>
              <text:h text:style-name="P76" text:outline-level="2">Wymagania programowo-sprzętowe</text:h>
            </text:list-item>
          </text:list>
        </text:list-item>
      </text:list>
      <text:p text:style-name="P49">[określić parametry komputera, na jakim opracowana prezentacja da się uruchomić: klasa procesora (jeśli to istotne), wymagane oprogramowanie, np. określona wersja przeglądarki, obsługującej określone mechanizmy]</text:p>
      <text:list xml:id="list171853138230719" text:continue-numbering="true" text:style-name="WW8Num14">
        <text:list-item>
          <text:list>
            <text:list-item>
              <text:h text:style-name="P76" text:outline-level="2"><text:bookmark-start text:name="__RefHeading___Toc2117418231"/>Instalowanie i uruchomienie programu<text:bookmark-end text:name="__RefHeading___Toc2117418231"/></text:h>
            </text:list-item>
          </text:list>
        </text:list-item>
      </text:list>
      <text:p text:style-name="P49">[opisać jak program się instaluje i/lub uruchamia]</text:p>
      <text:list xml:id="list171854603352193" text:continue-numbering="true" text:style-name="WW8Num14">
        <text:list-item>
          <text:list>
            <text:list-item>
              <text:h text:style-name="P76" text:outline-level="2"><text:bookmark-start text:name="__RefHeading___Toc2117418241"/>Posługiwanie się programem<text:bookmark-end text:name="__RefHeading___Toc2117418241"/></text:h>
            </text:list-item>
          </text:list>
        </text:list-item>
      </text:list>
      <text:p text:style-name="P49">[ilustrowana instrukcja obsługi (zaczynająca się od ekranu startowego programu), z opisem poszczególnych elementów ekranu, nawigacji itp.]</text:p>
      <text:list xml:id="list171853579499745" text:continue-numbering="true" text:style-name="WW8Num14">
        <text:list-item>
          <text:h text:style-name="P82" text:outline-level="1"><text:bookmark-start text:name="__RefHeading___Toc211741825"/>Wnioski<text:bookmark-end text:name="__RefHeading___Toc211741825"/></text:h>
        </text:list-item>
      </text:list>
      <text:p text:style-name="P47">Rozdział ostatni ma zawierać wnioski z realizacji pracy. Wnioski powinny obejmować (w odrębnych akapitach): </text:p>
      <text:list xml:id="list171852776614447" text:continue-numbering="true" text:style-name="WW8Num14">
        <text:list-item>
          <text:list>
            <text:list-item>
              <text:h text:style-name="P77" text:outline-level="2"><text:span text:style-name="T30">O</text:span><text:span text:style-name="T29">kreślenie czy cel pracy został osiągnięty, </text:span></text:h>
            </text:list-item>
            <text:list-item>
              <text:h text:style-name="P74" text:outline-level="2">Wyjaśnienie korzyści wnoszonych przez zrealizowanie pracy, </text:h>
            </text:list-item>
            <text:list-item>
              <text:h text:style-name="P74" text:outline-level="2">Omówienie problemów napotkanych w trakcie realizacji oraz jak wskazanie sposobów ich rozwiązania, </text:h>
            </text:list-item>
            <text:list-item>
              <text:h text:style-name="P74" text:outline-level="2">Wskazanie jak w przyszłości pracę można by rozwinąć lub ulepszyć.</text:h>
            </text:list-item>
          </text:list>
        </text:list-item>
      </text:list>
      <text:p text:style-name="P59"/>
      <text:p text:style-name="P59"/>
      <text:p text:style-name="P59"/>
      <text:p text:style-name="P59"/>
      <text:p text:style-name="Zwykły"/>
      <text:p text:style-name="Zwykły"/>
      <text:p text:style-name="P121"><text:bookmark-start text:name="__RefHeading___Toc211741826"/>Literatura<text:bookmark-end text:name="__RefHeading___Toc211741826"/></text:p>
      <text:p text:style-name="P20">[1] PN-N-01623:1984 <text:span text:style-name="T8">Dokumentacja konstrukcyjna. Zasady wykonywania dokumentów tekstowych</text:span></text:p>
      <text:p text:style-name="P20">[2] PN-N-01180:1974 <text:span text:style-name="T8">Opracowania dokumentacyjne. Postanowienia ogólne</text:span></text:p>
      <text:p text:style-name="P20">[3] PN-N-01180:1979 <text:span text:style-name="T8">Opracowania dokumentacyjne. Informacja ekspresowa i przegląd dokumentacyjny</text:span></text:p>
      <text:p text:style-name="P37">[4] http://pl.wikipedia.org/wiki/DHCP</text:p>
      <text:p text:style-name="P37">[5] http://drukarnie.com.pl/statystyki_z_branzy/statystyki_z_branzy.asp</text:p>
      <text:p text:style-name="P37">[6]<text:tab/>J. Kowalski, <text:span text:style-name="T8">Jak składać teksty komputerowe</text:span>, PWN, Warszawa, 1995</text:p>
      <text:p text:style-name="P37">[7]<text:tab/>P. Liszewski, „Skanery”, <text:span text:style-name="T8">PC World Komputer</text:span>, Nr 4, Vol. II, IV.2000,<text:line-break/>ss. 72-73</text:p>
      <text:p text:style-name="P122"><text:bookmark-start text:name="__RefHeading___Toc211741827"/>Dodatek A. [tytuł]<text:bookmark-end text:name="__RefHeading___Toc211741827"/></text:p>
      <text:p text:style-name="P2">[treść dodatku A]</text:p>
      <text:p text:style-name="Dodatek"/>
      <text:p text:style-name="P4"><text:bookmark-start text:name="__RefHeading___Toc211741828"/>Dodatek B. [tytuł]<text:bookmark-end text:name="__RefHeading___Toc211741828"/></text:p>
      <text:p text:style-name="Zwykły">[treść]</text:p>
      <text:p text:style-name="P3">co napisać:</text:p>
      <text:list xml:id="list2459568330802163593" text:style-name="L10">
        <text:list-item>
          <text:p text:style-name="P103">że można rozbudować program o opcje usług</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Zwykły" style:default-outline-level="1" style:list-style-name="WW8Num14" style:class="text">
      <style:paragraph-properties fo:margin-left="0.76cm" fo:margin-right="0cm" fo:margin-top="0cm" fo:margin-bottom="0.635cm" loext:contextual-spacing="false" fo:line-height="150%" fo:text-indent="-0.76cm" style:auto-text-indent="false" fo:keep-with-next="always"/>
      <style:text-properties style:font-name="Arial" fo:font-family="Arial" style:font-family-generic="swiss" style:font-pitch="variable" fo:font-size="14pt" fo:language="pl" fo:country="PL"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Zwykły" style:default-outline-level="2" style:list-style-name="WW8Num14" style:class="text">
      <style:paragraph-properties fo:margin-top="0.635cm" fo:margin-bottom="0.212cm" loext:contextual-spacing="false" fo:line-height="150%" fo:keep-with-next="always"/>
      <style:text-properties style:font-name="Arial" fo:font-family="Arial" style:font-family-generic="swiss" style:font-pitch="variable" fo:font-size="12pt" fo:language="pl" fo:country="PL"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Zwykły" style:default-outline-level="3" style:list-style-name="WW8Num14" style:class="text">
      <style:paragraph-properties fo:margin-top="0.423cm" fo:margin-bottom="0.423cm" loext:contextual-spacing="false" fo:line-height="150%" fo:keep-with-next="always"/>
      <style:text-properties fo:font-size="12pt" fo:language="pl" fo:country="PL" fo:font-weight="bold" style:font-size-asian="12pt" style:font-weight-asian="bold"/>
    </style:style>
    <style:style style:name="Heading_20_4" style:display-name="Heading 4" style:family="paragraph" style:parent-style-name="Standard" style:next-style-name="Zwykły" style:default-outline-level="4" style:list-style-name="WW8Num14" style:class="text">
      <style:paragraph-properties fo:margin-left="1.52cm" fo:margin-right="0cm" fo:margin-top="0.423cm" fo:margin-bottom="0.423cm" loext:contextual-spacing="false" fo:line-height="150%" fo:text-indent="-1.52cm" style:auto-text-indent="false" fo:keep-with-next="always"/>
      <style:text-properties fo:font-size="12pt" fo:language="pl" fo:country="PL" fo:font-style="italic" style:font-size-asian="12pt" style:font-style-asian="italic"/>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list-style-name="WW8Num1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Footnote" style:family="paragraph" style:parent-style-name="Standard" style:class="extra"/>
    <style:style style:name="Zwykły" style:family="paragraph" style:parent-style-name="Standard">
      <style:paragraph-properties fo:margin-top="0cm" fo:margin-bottom="0.212cm" loext:contextual-spacing="false" fo:line-height="150%" fo:text-align="justify" style:justify-single-word="false"/>
      <style:text-properties fo:font-size="12pt" fo:language="pl" fo:country="PL" style:font-size-asian="12pt"/>
    </style:style>
    <style:style style:name="Stopka_2f_Przypis" style:display-name="Stopka/Przypis" style:family="paragraph" style:parent-style-name="Footnote">
      <style:paragraph-properties fo:text-align="justify" style:justify-single-word="false"/>
      <style:text-properties fo:language="pl" fo:country="PL"/>
    </style:style>
    <style:style style:name="Contents_20_1" style:display-name="Contents 1" style:family="paragraph" style:parent-style-name="Standard" style:next-style-name="Standard" style:class="index">
      <style:paragraph-properties fo:margin-left="0.6cm" fo:margin-right="0.501cm" fo:line-height="150%" fo:text-align="justify" style:justify-single-word="false" fo:text-indent="-0.6cm" style:auto-text-indent="false"/>
      <style:text-properties fo:font-size="12pt" fo:language="pl" fo:country="PL" style:font-size-asian="12pt"/>
    </style:style>
    <style:style style:name="Kod_20_programu" style:display-name="Kod programu" style:family="paragraph" style:parent-style-name="Zwykły">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Heading" style:display-name="Contents Heading" style:family="paragraph" style:parent-style-name="Zwykły" style:next-style-name="Zwykły" style:class="index">
      <style:paragraph-properties fo:margin-left="0cm" fo:margin-right="0cm" fo:margin-top="0cm" fo:margin-bottom="0.635cm" loext:contextual-spacing="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9cm" fo:margin-right="0.501cm" fo:line-height="150%" fo:text-align="justify" style:justify-single-word="false" fo:text-indent="-0.3cm" style:auto-text-indent="false">
        <style:tab-stops>
          <style:tab-stop style:position="1.501cm"/>
          <style:tab-stop style:position="14.48cm" style:type="right" style:leader-style="dotted" style:leader-text="."/>
        </style:tab-stops>
      </style:paragraph-properties>
      <style:text-properties fo:font-size="12pt" fo:language="pl" fo:country="PL" style:font-size-asian="12pt" style:language-asian="pl" style:country-asian="PL"/>
    </style:style>
    <style:style style:name="Contents_20_3" style:display-name="Contents 3" style:family="paragraph" style:parent-style-name="Standard" style:next-style-name="Standard" style:class="index">
      <style:paragraph-properties fo:margin-left="2.469cm" fo:margin-right="0.501cm" fo:line-height="150%" fo:text-align="justify" style:justify-single-word="false" fo:text-indent="-1.27cm" style:auto-text-indent="false"/>
      <style:text-properties fo:font-size="12pt" fo:language="pl" fo:country="PL" style:font-size-asian="12pt"/>
    </style:style>
    <style:style style:name="Contents_20_4" style:display-name="Contents 4" style:family="paragraph" style:parent-style-name="Standard" style:next-style-name="Standard" style:class="index">
      <style:paragraph-properties fo:margin-left="3.771cm" fo:margin-right="0.501cm" fo:line-height="150%" fo:text-align="justify" style:justify-single-word="false" fo:text-indent="-1.27cm" style:auto-text-indent="false"/>
      <style:text-properties fo:font-size="12pt" fo:language="pl" fo:country="PL" style:font-size-asian="12pt"/>
    </style:style>
    <style:style style:name="Contents_20_5" style:display-name="Contents 5" style:family="paragraph" style:parent-style-name="Standard" style:next-style-name="Standard" style:class="index">
      <style:paragraph-properties fo:margin-left="1.409cm" fo:margin-right="0cm" fo:line-height="150%" fo:text-indent="0cm" style:auto-text-indent="false"/>
      <style:text-properties fo:font-size="12pt" fo:language="pl" fo:country="PL" style:font-size-asian="12pt"/>
    </style:style>
    <style:style style:name="Contents_20_6" style:display-name="Contents 6" style:family="paragraph" style:parent-style-name="Standard" style:next-style-name="Standard" style:class="index">
      <style:paragraph-properties fo:margin-left="1.76cm" fo:margin-right="0cm" fo:line-height="150%" fo:text-indent="0cm" style:auto-text-indent="false"/>
      <style:text-properties fo:font-size="12pt" fo:language="pl" fo:country="PL" style:font-size-asian="12pt"/>
    </style:style>
    <style:style style:name="Contents_20_7" style:display-name="Contents 7" style:family="paragraph" style:parent-style-name="Standard" style:next-style-name="Standard" style:class="index">
      <style:paragraph-properties fo:margin-left="2.12cm" fo:margin-right="0cm" fo:line-height="150%" fo:text-indent="0cm" style:auto-text-indent="false"/>
      <style:text-properties fo:font-size="12pt" fo:language="pl" fo:country="PL" style:font-size-asian="12pt"/>
    </style:style>
    <style:style style:name="Contents_20_8" style:display-name="Contents 8" style:family="paragraph" style:parent-style-name="Standard" style:next-style-name="Standard" style:class="index">
      <style:paragraph-properties fo:margin-left="2.469cm" fo:margin-right="0cm" fo:line-height="150%" fo:text-indent="0cm" style:auto-text-indent="false"/>
      <style:text-properties fo:font-size="12pt" fo:language="pl" fo:country="PL" style:font-size-asian="12pt"/>
    </style:style>
    <style:style style:name="Contents_20_9" style:display-name="Contents 9" style:family="paragraph" style:parent-style-name="Standard" style:next-style-name="Standard" style:class="index">
      <style:paragraph-properties fo:margin-left="2.82cm" fo:margin-right="0cm" fo:line-height="150%" fo:text-indent="0cm" style:auto-text-indent="false"/>
      <style:text-properties fo:font-size="12pt" fo:language="pl" fo:country="PL" style:font-size-asian="12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azwa_20_Uczelnii" style:display-name="Nazwa Uczelnii" style:family="paragraph" style:parent-style-name="Zwykły">
      <style:paragraph-properties fo:margin-left="0cm" fo:margin-right="0cm" fo:text-align="center" style:justify-single-word="false" fo:text-indent="0cm" style:auto-text-indent="false"/>
      <style:text-properties fo:font-size="14pt" fo:font-weight="bold" style:font-size-asian="14pt" style:font-weight-asian="bold"/>
    </style:style>
    <style:style style:name="Nazwa_20_wydziału" style:display-name="Nazwa wydziału" style:family="paragraph" style:parent-style-name="Zwykły">
      <style:paragraph-properties fo:margin-left="0cm" fo:margin-right="0cm" fo:margin-top="0cm" fo:margin-bottom="4.233cm" loext:contextual-spacing="false" fo:text-align="center" style:justify-single-word="false" fo:text-indent="0cm" style:auto-text-indent="false"/>
      <style:text-properties fo:font-size="14pt" fo:font-weight="bold" style:font-size-asian="14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itle" style:family="paragraph" style:parent-style-name="Zwykły" style:next-style-name="Text_20_body" style:class="chapter">
      <style:paragraph-properties fo:margin-left="0cm" fo:margin-right="0cm" fo:margin-top="0cm" fo:margin-bottom="2.54cm" loext:contextual-spacing="false" fo:text-align="center" style:justify-single-word="false" fo:text-indent="0cm" style:auto-text-indent="false"/>
      <style:text-properties fo:font-variant="small-caps" fo:font-size="20pt" fo:font-weight="bold" style:font-size-asian="20pt" style:font-weight-asian="bold"/>
    </style:style>
    <style:style style:name="Autor" style:family="paragraph" style:parent-style-name="Zwykły">
      <style:paragraph-properties fo:margin-left="0cm" fo:margin-right="0cm" fo:margin-top="0cm" fo:margin-bottom="3.387cm" loext:contextual-spacing="false" fo:text-align="center" style:justify-single-word="false" fo:text-indent="0cm" style:auto-text-indent="false"/>
      <style:text-properties fo:font-size="16pt" style:font-size-asian="16pt"/>
    </style:style>
    <style:style style:name="Promotor" style:family="paragraph" style:parent-style-name="Zwykły">
      <style:paragraph-properties fo:margin-left="0cm" fo:margin-right="0cm" fo:text-align="end" style:justify-single-word="false" fo:text-indent="0cm" style:auto-text-indent="false"/>
      <style:text-properties fo:font-size="14pt" style:font-size-asian="14pt"/>
    </style:style>
    <style:style style:name="Nagłówek_20_literatury" style:display-name="Nagłówek literatury" style:family="paragraph" style:parent-style-name="Heading_20_1" style:next-style-name="Zwykły" style:default-outline-level="" style:list-style-name="">
      <style:paragraph-properties fo:margin-left="0cm" fo:margin-right="0cm" fo:margin-top="0cm" fo:margin-bottom="0.635cm" loext:contextual-spacing="false" fo:line-height="150%" fo:text-indent="0cm" style:auto-text-indent="false"/>
      <style:text-properties fo:language="pl" fo:country="PL"/>
    </style:style>
    <style:style style:name="Caption_20__28_user_29_" style:display-name="Caption (user)" style:family="paragraph" style:parent-style-name="Standard" style:next-style-name="Standard">
      <style:paragraph-properties fo:margin-top="0.212cm" fo:margin-bottom="0.212cm" loext:contextual-spacing="false"/>
      <style:text-properties fo:font-weight="bold" style:font-weight-asian="bold"/>
    </style:style>
    <style:style style:name="Tekst_20_w_20_tabeli" style:display-name="Tekst w tabeli" style:family="paragraph" style:parent-style-name="Zwykły">
      <style:paragraph-properties fo:margin-left="0cm" fo:margin-right="0cm" fo:margin-top="0.071cm" fo:margin-bottom="0.071cm" loext:contextual-spacing="false" fo:line-height="100%" fo:text-indent="0cm" style:auto-text-indent="false"/>
      <style:text-properties fo:font-size="10pt" style:font-size-asian="10pt"/>
    </style:style>
    <style:style style:name="Podpis_20_rysunku_20_lub_20_tabeli" style:display-name="Podpis rysunku lub tabeli" style:family="paragraph" style:parent-style-name="Zwykły" style:next-style-name="Zwykły">
      <style:paragraph-properties fo:margin-left="0cm" fo:margin-right="0cm" fo:margin-top="0.212cm" fo:margin-bottom="0.212cm" loext:contextual-spacing="false" fo:line-height="100%" fo:text-align="start" style:justify-single-word="false" fo:text-indent="0cm" style:auto-text-indent="false"/>
      <style:text-properties fo:font-size="10pt" fo:font-weight="bold" style:font-size-asian="10pt" style:font-weight-asian="bold"/>
    </style:style>
    <style:style style:name="Dodatek" style:family="paragraph" style:parent-style-name="Nagłówek_20_literatury" style:next-style-name="Zwykły"/>
    <style:style style:name="Nagłówek_20_streszczenia" style:display-name="Nagłówek streszczenia" style:family="paragraph" style:parent-style-name="Zwykły" style:next-style-name="Zwykły">
      <style:paragraph-properties fo:margin-left="0cm" fo:margin-right="0cm" fo:margin-top="0cm" fo:margin-bottom="0.635cm" loext:contextual-spacing="false" fo:text-align="start"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Document_20_Map" style:display-name="Document Map"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Dedykacja" style:family="paragraph" style:parent-style-name="Zwykły">
      <style:paragraph-properties fo:margin-left="8.001cm" fo:margin-right="0cm" fo:margin-top="18.627cm" fo:margin-bottom="0.212cm" loext:contextual-spacing="false" fo:text-align="start" style:justify-single-word="false" fo:text-indent="0cm" style:auto-text-indent="false"/>
    </style:style>
    <style:style style:name="Nagłówek_20_spisu" style:display-name="Nagłówek spisu" style:family="paragraph" style:parent-style-name="Nagłówek_20_literatury" style:next-style-name="Zwykły"/>
    <style:style style:name="Table_20_of_20_Figures" style:display-name="Table of Figures" style:family="paragraph" style:parent-style-name="Standard" style:next-style-name="Standard">
      <style:paragraph-properties fo:line-height="150%"/>
      <style:text-properties fo:font-size="12pt" fo:language="pl" fo:country="PL" style:font-size-asian="12pt"/>
    </style:style>
    <style:style style:name="Endnote" style:family="paragraph" style:parent-style-name="Standard" style:class="extra"/>
    <style:style style:name="Body_20_Text_20_3" style:display-name="Body Text 3" style:family="paragraph" style:parent-style-name="Standard">
      <style:paragraph-properties fo:margin-top="0.106cm" fo:margin-bottom="0.106cm" loext:contextual-spacing="false" fo:text-align="justify" style:justify-single-word="false">
        <style:tab-stops>
          <style:tab-stop style:position="0.501cm"/>
        </style:tab-stops>
      </style:paragraph-properties>
      <style:text-properties fo:font-size="13pt" style:font-size-asian="13pt" style:font-size-complex="12pt"/>
    </style:style>
    <style:style style:name="rozdzial" style:family="paragraph" style:parent-style-name="Standard">
      <style:paragraph-properties fo:margin-top="0cm" fo:margin-bottom="0.212cm" loext:contextual-spacing="false" style:line-height-at-least="0.635cm" fo:text-align="justify"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A1" style:family="paragraph" style:parent-style-name="Standard">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Zwykły_20_Char" style:display-name="Zwykły Char" style:family="text" style:parent-style-name="Default_20_Paragraph_20_Font">
      <style:text-properties fo:font-size="12pt" fo:language="pl" fo:country="PL" style:font-size-asian="12pt"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4z3" style:num-suffix="."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style:page-layout style:name="Mpm2" style:page-usage="mirrored">
      <style:page-layout-properties fo:page-width="21.001cm" fo:page-height="29.7cm" style:num-format="1"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office:automatic-styles>
  <office:master-styles>
    <style:master-page style:name="Standard" style:page-layout-name="Mpm1">
      <style:footer>
        <text:p text:style-name="MP1"><draw:frame draw:style-name="Mfr1" draw:name="Ramka1"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1" style:display-name="Konwertuj 1" style:page-layout-name="Mpm1">
      <style:footer>
        <text:p text:style-name="MP1"><draw:frame draw:style-name="Mfr1" draw:name="Ramka2"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2" style:display-name="Konwertuj 2" style:page-layout-name="Mpm1">
      <style:footer>
        <text:p text:style-name="MP1"><draw:frame draw:style-name="Mfr1" draw:name="Ramka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3" style:display-name="Konwertuj 3" style:page-layout-name="Mpm1">
      <style:footer>
        <text:p text:style-name="MP1"><draw:frame draw:style-name="Mfr1" draw:name="Ramka4" text:anchor-type="paragraph" svg:y="0.002cm" draw:z-index="3"><draw:text-box fo:min-height="0.058cm" fo:min-width="0.041cm"><text:p text:style-name="Footer"><text:span text:style-name="Page_20_Number"><text:page-number text:select-page="current">vii</text:page-number></text:span></text:p><text:p text:style-name="Footer"/></draw:text-box></draw:frame></text:p>
      </style:footer>
    </style:master-page>
    <style:master-page style:name="Konwertuj_20_4" style:display-name="Konwertuj 4" style:page-layout-name="Mpm1">
      <style:footer>
        <text:p text:style-name="MP1"><draw:frame draw:style-name="Mfr1" draw:name="Ramka5" text:anchor-type="paragraph" svg:y="0.002cm" draw:z-index="4"><draw:text-box fo:min-height="0.058cm" fo:min-width="0.041cm"><text:p text:style-name="Footer"><text:span text:style-name="Page_20_Number"><text:page-number text:select-page="current">viii</text:page-number></text:span></text:p><text:p text:style-name="Footer"/></draw:text-box></draw:frame></text:p>
      </style:footer>
    </style:master-page>
    <style:master-page style:name="Konwertuj_20_5" style:display-name="Konwertuj 5" style:page-layout-name="Mpm1">
      <style:footer>
        <text:p text:style-name="MP1"><draw:frame draw:style-name="Mfr1" draw:name="Ramka6" text:anchor-type="paragraph" svg:y="0.002cm" draw:z-index="5"><draw:text-box fo:min-height="0.058cm" fo:min-width="0.041cm"><text:p text:style-name="Footer"><text:span text:style-name="Page_20_Number"><text:page-number text:select-page="current">ix</text:page-number></text:span></text:p><text:p text:style-name="Footer"/></draw:text-box></draw:frame></text:p>
      </style:footer>
    </style:master-page>
    <style:master-page style:name="Konwertuj_20_6" style:display-name="Konwertuj 6" style:page-layout-name="Mpm1">
      <style:footer>
        <text:p text:style-name="MP1"><draw:frame draw:style-name="Mfr1" draw:name="Ramka7" text:anchor-type="paragraph" svg:y="0.002cm" draw:z-index="6"><draw:text-box fo:min-height="0.058cm" fo:min-width="0.041cm"><text:p text:style-name="Footer"><text:span text:style-name="Page_20_Number"><text:page-number text:select-page="current">x</text:page-number></text:span></text:p><text:p text:style-name="Footer"/></draw:text-box></draw:frame></text:p>
      </style:footer>
    </style:master-page>
    <style:master-page style:name="Konwertuj_20_7" style:display-name="Konwertuj 7" style:page-layout-name="Mpm2">
      <style:footer>
        <text:p text:style-name="MP1"><draw:frame draw:style-name="Mfr1" draw:name="Ramka8" text:anchor-type="paragraph" svg:y="0.002cm" draw:z-index="8"><draw:text-box fo:min-height="0.058cm" fo:min-width="0.041cm"><text:p text:style-name="Footer"><text:span text:style-name="Page_20_Number"><text:page-number text:select-page="current">2</text:page-number></text:span></text:p><text:p text:style-name="Footer"/></draw:text-box></draw:frame></text:p>
      </style:footer>
    </style:master-page>
    <style:master-page style:name="Konwertuj_20_8" style:display-name="Konwertuj 8" style:page-layout-name="Mpm2">
      <style:footer>
        <text:p text:style-name="MP1"><draw:frame draw:style-name="Mfr1" draw:name="Ramka9" text:anchor-type="paragraph" svg:y="0.002cm" draw:z-index="15"><draw:text-box fo:min-height="0.058cm" fo:min-width="0.041cm"><text:p text:style-name="Footer"><text:span text:style-name="Page_20_Number"><text:page-number text:select-page="current">9</text:page-number></text:span></text:p><text:p text:style-name="Footer"/></draw:text-box></draw:frame></text:p>
      </style:footer>
    </style:master-page>
    <style:master-page style:name="Konwertuj_20_9" style:display-name="Konwertuj 9" style:page-layout-name="Mpm2">
      <style:footer>
        <text:p text:style-name="MP1"><draw:frame draw:style-name="Mfr1" draw:name="Ramka10"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style:master-page style:name="Konwertuj_20_10" style:display-name="Konwertuj 10" style:page-layout-name="Mpm2">
      <style:footer>
        <text:p text:style-name="MP1"><draw:frame draw:style-name="Mfr1" draw:name="Ramka11" text:anchor-type="paragraph" svg:y="0.002cm" draw:z-index="16"><draw:text-box fo:min-height="0.058cm" fo:min-width="0.041cm"><text:p text:style-name="Footer"><text:span text:style-name="Page_20_Number"><text:page-number text:select-page="current">10</text:page-number></text:span></text:p><text:p text:style-name="Footer"/></draw:text-box></draw:frame></text:p>
      </style:footer>
    </style:master-page>
    <style:master-page style:name="Konwertuj_20_11" style:display-name="Konwertuj 11" style:page-layout-name="Mpm2">
      <style:footer>
        <text:p text:style-name="MP1"><draw:frame draw:style-name="Mfr1" draw:name="Ramka12" text:anchor-type="paragraph" svg:y="0.002cm" draw:z-index="17"><draw:text-box fo:min-height="0.058cm" fo:min-width="0.041cm"><text:p text:style-name="Footer"><text:span text:style-name="Page_20_Number"><text:page-number text:select-page="current">11</text:page-number></text:span></text:p><text:p text:style-name="Footer"/></draw:text-box></draw:frame></text:p>
      </style:footer>
    </style:master-page>
    <style:master-page style:name="Konwertuj_20_12" style:display-name="Konwertuj 12" style:page-layout-name="Mpm2">
      <style:footer>
        <text:p text:style-name="MP1"><draw:frame draw:style-name="Mfr1" draw:name="Ramka13" text:anchor-type="paragraph" svg:y="0.002cm" draw:z-index="20"><draw:text-box fo:min-height="0.058cm" fo:min-width="0.041cm"><text:p text:style-name="Footer"><text:span text:style-name="Page_20_Number"><text:page-number text:select-page="current">14</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aDyplomowa</dc:title>
    <dc:subject>Szablon pracy dyplomowej WEIT, UZ</dc:subject>
    <meta:creation-date>2015-06-16T09:16:04.879312324</meta:creation-date>
    <dc:date>2015-10-22T17:18:52.206390169</dc:date>
    <meta:print-date>2010-11-17T09:05:00</meta:print-date>
    <meta:editing-cycles>76</meta:editing-cycles>
    <meta:editing-duration>PT18H9M33S</meta:editing-duration>
    <meta:generator>LibreOffice/4.4.2.2$Linux_X86_64 LibreOffice_project/40m0$Build-2</meta:generator>
    <meta:document-statistic meta:table-count="1" meta:image-count="0" meta:object-count="0" meta:page-count="24" meta:paragraph-count="206" meta:word-count="1808" meta:character-count="14343" meta:non-whitespace-character-count="12731"/>
  </office:meta>
</office:document-meta>
</file>